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4774ab" svg:stroke-opacity="100%" draw:stroke-linejoin="round" draw:fill="none" fo:min-height="1.631cm" fo:min-width="0.225cm" fo:padding-top="0.035cm" fo:padding-bottom="0.035cm" fo:padding-left="0.035cm" fo:padding-right="0.035cm"/>
    </style:style>
    <style:style style:name="gr2" style:family="graphic" style:parent-style-name="standard">
      <style:graphic-properties draw:stroke="solid" svg:stroke-width="0.071cm" svg:stroke-color="#4774ab" svg:stroke-opacity="100%" draw:stroke-linejoin="round" draw:fill="none" fo:min-height="0.642cm" fo:min-width="0.719cm" fo:padding-top="0.035cm" fo:padding-bottom="0.035cm" fo:padding-left="0.035cm" fo:padding-right="0.035cm"/>
    </style:style>
    <style:style style:name="gr3" style:family="graphic" style:parent-style-name="standard">
      <style:graphic-properties draw:stroke="solid" svg:stroke-width="0.071cm" svg:stroke-color="#4774ab" svg:stroke-opacity="100%" draw:stroke-linejoin="round" draw:fill="none" fo:min-height="0.003cm" fo:min-width="1.092cm" fo:padding-top="0.035cm" fo:padding-bottom="0.035cm" fo:padding-left="0.035cm" fo:padding-right="0.035cm"/>
    </style:style>
    <style:style style:name="gr4" style:family="graphic" style:parent-style-name="standard">
      <style:graphic-properties draw:stroke="solid" svg:stroke-width="0.071cm" svg:stroke-color="#4774ab" svg:stroke-opacity="100%" draw:stroke-linejoin="round" draw:fill="none" fo:min-height="0cm" fo:min-width="0.632cm" fo:padding-top="0.035cm" fo:padding-bottom="0.035cm" fo:padding-left="0.035cm" fo:padding-right="0.035cm"/>
    </style:style>
    <style:style style:name="gr5" style:family="graphic" style:parent-style-name="standard">
      <style:graphic-properties draw:stroke="solid" svg:stroke-width="0.071cm" svg:stroke-color="#4774ab" svg:stroke-opacity="100%" draw:stroke-linejoin="round" draw:fill="none" fo:min-height="0.636cm" fo:min-width="1.431cm" fo:padding-top="0.035cm" fo:padding-bottom="0.035cm" fo:padding-left="0.035cm" fo:padding-right="0.035cm"/>
    </style:style>
    <style:style style:name="gr6" style:family="graphic" style:parent-style-name="standard">
      <style:graphic-properties draw:stroke="solid" svg:stroke-width="0.071cm" svg:stroke-color="#4774ab" svg:stroke-opacity="100%" draw:stroke-linejoin="round" draw:fill="none" fo:min-height="2.331cm" fo:min-width="0cm" fo:padding-top="0.035cm" fo:padding-bottom="0.035cm" fo:padding-left="0.035cm" fo:padding-right="0.035cm"/>
    </style:style>
    <style:style style:name="gr7" style:family="graphic" style:parent-style-name="standard">
      <style:graphic-properties draw:stroke="solid" svg:stroke-width="0.071cm" svg:stroke-color="#4774ab" svg:stroke-opacity="100%" draw:stroke-linejoin="round" draw:fill="none" fo:min-height="1.031cm" fo:min-width="1.231cm" fo:padding-top="0.035cm" fo:padding-bottom="0.035cm" fo:padding-left="0.035cm" fo:padding-right="0.035cm"/>
    </style:style>
    <style:style style:name="gr8" style:family="graphic" style:parent-style-name="standard">
      <style:graphic-properties draw:stroke="solid" svg:stroke-width="0.071cm" svg:stroke-color="#4774ab" svg:stroke-opacity="100%" draw:stroke-linejoin="round" draw:fill="none" fo:min-height="0.83cm" fo:min-width="1.736cm" fo:padding-top="0.035cm" fo:padding-bottom="0.035cm" fo:padding-left="0.035cm" fo:padding-right="0.035cm"/>
    </style:style>
    <style:style style:name="gr9" style:family="graphic" style:parent-style-name="standard">
      <style:graphic-properties draw:stroke="solid" svg:stroke-width="0.071cm" svg:stroke-color="#4774ab" svg:stroke-opacity="100%" draw:stroke-linejoin="round" draw:fill="none" fo:min-height="1.065cm" fo:min-width="0.831cm" fo:padding-top="0.035cm" fo:padding-bottom="0.035cm" fo:padding-left="0.035cm" fo:padding-right="0.035cm"/>
    </style:style>
    <style:style style:name="gr10" style:family="graphic" style:parent-style-name="standard">
      <style:graphic-properties draw:stroke="solid" svg:stroke-width="0.071cm" svg:stroke-color="#4774ab" svg:stroke-opacity="100%" draw:stroke-linejoin="round" draw:fill="none" fo:min-height="0cm" fo:min-width="9.431cm" fo:padding-top="0.035cm" fo:padding-bottom="0.035cm" fo:padding-left="0.035cm" fo:padding-right="0.035cm"/>
    </style:style>
    <style:style style:name="gr11" style:family="graphic" style:parent-style-name="standard">
      <style:graphic-properties draw:stroke="solid" svg:stroke-width="0.071cm" svg:stroke-color="#4774ab" svg:stroke-opacity="100%" draw:stroke-linejoin="round" draw:fill="none" fo:min-height="1.935cm" fo:min-width="0cm" fo:padding-top="0.035cm" fo:padding-bottom="0.035cm" fo:padding-left="0.035cm" fo:padding-right="0.035cm"/>
    </style:style>
    <style:style style:name="gr12" style:family="graphic" style:parent-style-name="standard">
      <style:graphic-properties draw:stroke="solid" svg:stroke-width="0.071cm" svg:stroke-color="#4774ab" svg:stroke-opacity="100%" draw:stroke-linejoin="round" draw:fill="none" fo:min-height="1.33cm" fo:min-width="1.631cm" fo:padding-top="0.035cm" fo:padding-bottom="0.035cm" fo:padding-left="0.035cm" fo:padding-right="0.035cm"/>
    </style:style>
    <style:style style:name="gr13" style:family="graphic" style:parent-style-name="standard">
      <style:graphic-properties draw:stroke="solid" svg:stroke-width="0.071cm" svg:stroke-color="#3d6696" svg:stroke-opacity="100%" draw:stroke-linejoin="round" draw:fill="none" fo:min-height="0.725cm" fo:min-width="0cm" fo:padding-top="0.035cm" fo:padding-bottom="0.035cm" fo:padding-left="0.035cm" fo:padding-right="0.035cm"/>
    </style:style>
    <style:style style:name="gr14" style:family="graphic" style:parent-style-name="standard">
      <style:graphic-properties draw:stroke="solid" svg:stroke-width="0.071cm" svg:stroke-color="#ffffff" svg:stroke-opacity="100%" draw:stroke-linejoin="miter" draw:fill="solid" draw:fill-color="#4f81bd" draw:opacity="100%" draw:textarea-horizontal-align="center" draw:textarea-vertical-align="middle" draw:auto-grow-height="false" draw:auto-grow-width="false" fo:padding-top="0.021cm" fo:padding-bottom="0.093cm" fo:padding-left="0.021cm" fo:padding-right="0.021cm" fo:wrap-option="wrap"/>
    </style:style>
    <style:style style:name="gr1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021cm" fo:padding-bottom="0.021cm" fo:padding-left="0.085cm" fo:padding-right="0.085cm" fo:wrap-option="wrap"/>
    </style:style>
    <style:style style:name="gr16" style:family="graphic" style:parent-style-name="standard">
      <style:graphic-properties draw:stroke="solid" svg:stroke-width="0.071cm" svg:stroke-color="#ffffff" svg:stroke-opacity="100%" draw:stroke-linejoin="miter" draw:fill="solid" draw:fill-color="#83caff" draw:opacity="100%" draw:textarea-horizontal-align="center" draw:textarea-vertical-align="middle" draw:auto-grow-height="false" draw:auto-grow-width="false" fo:padding-top="0.021cm" fo:padding-bottom="0.093cm" fo:padding-left="0.021cm" fo:padding-right="0.021cm" fo:wrap-option="wrap"/>
    </style:style>
    <style:style style:name="gr17" style:family="graphic" style:parent-style-name="standard">
      <style:graphic-properties draw:stroke="solid" svg:stroke-width="0.071cm" svg:stroke-color="#4f81bd" svg:stroke-opacity="100%" draw:stroke-linejoin="miter" draw:fill="solid" draw:fill-color="#ffffff" draw:opacity="90%" draw:textarea-horizontal-align="center" draw:textarea-vertical-align="middle" draw:auto-grow-height="false" draw:auto-grow-width="false" fo:padding-top="0.021cm" fo:padding-bottom="0.021cm" fo:padding-left="0.085cm" fo:padding-right="0.085cm" fo:wrap-option="wrap"/>
    </style:style>
    <style:style style:name="gr18" style:family="graphic" style:parent-style-name="standard">
      <style:graphic-properties draw:stroke="solid" svg:stroke-width="0.071cm" svg:stroke-color="#4f81bd" svg:stroke-opacity="100%" draw:stroke-linejoin="miter" draw:fill="solid" draw:fill-color="#ffffff" draw:opacity="90%" draw:textarea-horizontal-align="left" draw:textarea-vertical-align="middle" draw:auto-grow-height="false" draw:auto-grow-width="false" fo:padding-top="0.021cm" fo:padding-bottom="0.021cm" fo:padding-left="0.085cm" fo:padding-right="0.085cm" fo:wrap-option="wrap"/>
    </style:style>
    <style:style style:name="gr19" style:family="graphic" style:parent-style-name="standard">
      <style:graphic-properties draw:stroke="solid" svg:stroke-width="0.071cm" svg:stroke-color="#ffffff" svg:stroke-opacity="100%" draw:stroke-linejoin="miter" draw:fill="solid" draw:fill-color="#aecf00" draw:opacity="100%" draw:textarea-horizontal-align="center" draw:textarea-vertical-align="middle" draw:auto-grow-height="false" draw:auto-grow-width="false" fo:padding-top="0.021cm" fo:padding-bottom="0.093cm" fo:padding-left="0.021cm" fo:padding-right="0.021cm" fo:wrap-option="wrap"/>
    </style:style>
    <style:style style:name="gr20" style:family="graphic" style:parent-style-name="standard">
      <style:graphic-properties draw:stroke="solid" svg:stroke-width="0.071cm" svg:stroke-color="#4774ab" svg:stroke-opacity="100%" draw:stroke-linejoin="round" draw:fill="none" fo:min-height="0.83cm" fo:min-width="1.226cm" fo:padding-top="0.035cm" fo:padding-bottom="0.035cm" fo:padding-left="0.035cm" fo:padding-right="0.035cm"/>
    </style:style>
    <style:style style:name="gr21" style:family="graphic" style:parent-style-name="standard">
      <style:graphic-properties draw:stroke="solid" svg:stroke-width="0.071cm" svg:stroke-color="#4774ab" svg:stroke-opacity="100%" draw:stroke-linejoin="round" draw:fill="none" fo:min-height="1.367cm" fo:min-width="1.531cm" fo:padding-top="0.035cm" fo:padding-bottom="0.035cm" fo:padding-left="0.035cm" fo:padding-right="0.035cm"/>
    </style:style>
    <style:style style:name="gr22" style:family="graphic" style:parent-style-name="standard">
      <style:graphic-properties draw:stroke="solid" svg:stroke-width="0.071cm" svg:stroke-color="#4774ab" svg:stroke-opacity="100%" draw:stroke-linejoin="round" draw:fill="none" fo:min-height="1.331cm" fo:min-width="6.831cm" fo:padding-top="0.035cm" fo:padding-bottom="0.035cm" fo:padding-left="0.035cm" fo:padding-right="0.035cm"/>
    </style:style>
    <style:style style:name="gr23" style:family="graphic" style:parent-style-name="standard">
      <style:graphic-properties draw:stroke="solid" svg:stroke-width="0.071cm" svg:stroke-color="#4774ab" svg:stroke-opacity="100%" draw:stroke-linejoin="round" draw:fill="none" fo:min-height="1.031cm" fo:min-width="0cm" fo:padding-top="0.035cm" fo:padding-bottom="0.035cm" fo:padding-left="0.035cm" fo:padding-right="0.035cm"/>
    </style:style>
    <style:style style:name="gr24" style:family="graphic" style:parent-style-name="standard">
      <style:graphic-properties draw:stroke="solid" svg:stroke-width="0.071cm" svg:stroke-color="#4774ab" svg:stroke-opacity="100%" draw:stroke-linejoin="round" draw:fill="none" fo:min-height="1.367cm" fo:min-width="1.593cm" fo:padding-top="0.035cm" fo:padding-bottom="0.035cm" fo:padding-left="0.035cm" fo:padding-right="0.035cm"/>
    </style:style>
    <style:style style:name="gr25" style:family="graphic" style:parent-style-name="standard">
      <style:graphic-properties draw:stroke="solid" svg:stroke-width="0.071cm" svg:stroke-color="#4774ab" svg:stroke-opacity="100%" draw:stroke-linejoin="round" draw:fill="none" fo:min-height="1.431cm" fo:min-width="1.631cm" fo:padding-top="0.035cm" fo:padding-bottom="0.035cm" fo:padding-left="0.035cm" fo:padding-right="0.035cm"/>
    </style:style>
    <style:style style:name="gr26" style:family="graphic" style:parent-style-name="standard">
      <style:graphic-properties draw:stroke="solid" svg:stroke-width="0.071cm" svg:stroke-color="#4774ab" svg:stroke-opacity="100%" draw:stroke-linejoin="round" draw:fill="none" fo:min-height="1.431cm" fo:min-width="0.225cm" fo:padding-top="0.035cm" fo:padding-bottom="0.035cm" fo:padding-left="0.035cm" fo:padding-right="0.035cm"/>
    </style:style>
    <style:style style:name="gr27" style:family="graphic" style:parent-style-name="standard">
      <style:graphic-properties draw:stroke="solid" svg:stroke-width="0.071cm" svg:stroke-color="#3d6696" svg:stroke-opacity="100%" draw:stroke-linejoin="round" draw:fill="none" fo:min-height="1.185cm" fo:min-width="0cm" fo:padding-top="0.035cm" fo:padding-bottom="0.035cm" fo:padding-left="0.035cm" fo:padding-right="0.035cm"/>
    </style:style>
    <style:style style:name="gr28" style:family="graphic" style:parent-style-name="standard">
      <style:graphic-properties draw:stroke="solid" svg:stroke-width="0.071cm" svg:stroke-color="#4774ab" svg:stroke-opacity="100%" draw:stroke-linejoin="round" draw:fill="none" fo:min-height="0.73cm" fo:min-width="7.031cm" fo:padding-top="0.035cm" fo:padding-bottom="0.035cm" fo:padding-left="0.035cm" fo:padding-right="0.035cm"/>
    </style:style>
    <style:style style:name="gr29" style:family="graphic" style:parent-style-name="standard">
      <style:graphic-properties draw:stroke="solid" svg:stroke-width="0.071cm" svg:stroke-color="#4774ab" svg:stroke-opacity="100%" draw:stroke-linejoin="round" draw:fill="none" fo:min-height="5.031cm" fo:min-width="0cm" fo:padding-top="0.035cm" fo:padding-bottom="0.035cm" fo:padding-left="0.035cm" fo:padding-right="0.035cm"/>
    </style:style>
    <style:style style:name="P1" style:family="paragraph">
      <style:text-properties fo:font-size="12pt"/>
    </style:style>
    <style:style style:name="P2" style:family="paragraph">
      <style:paragraph-properties fo:margin-top="0cm" fo:margin-bottom="0.176cm" fo:line-height="90%" fo:text-align="center" style:writing-mode="lr-tb"/>
    </style:style>
    <style:style style:name="P3" style:family="paragraph">
      <style:paragraph-properties fo:margin-top="0cm" fo:margin-bottom="0.176cm" fo:line-height="90%" fo:text-align="center" style:writing-mode="lr-tb" style:font-independent-line-spacing="false"/>
      <style:text-properties fo:font-size="12pt"/>
    </style:style>
    <style:style style:name="P4" style:family="paragraph">
      <style:paragraph-properties style:writing-mode="lr-tb" style:font-independent-line-spacing="false"/>
      <style:text-properties fo:font-size="12pt"/>
    </style:style>
    <style:style style:name="P5" style:family="paragraph">
      <style:paragraph-properties fo:margin-top="0cm" fo:margin-bottom="0.176cm" fo:line-height="90%" fo:text-align="center" style:writing-mode="lr-tb" style:font-independent-line-spacing="false"/>
      <style:text-properties fo:font-size="10.5pt" style:font-size-asian="10.5pt" style:font-size-complex="10.5pt"/>
    </style:style>
    <style:style style:name="P6" style:family="paragraph">
      <style:paragraph-properties fo:margin-top="0cm" fo:margin-bottom="0.176cm" fo:line-height="90%" fo:text-align="end" style:writing-mode="lr-tb"/>
    </style:style>
    <style:style style:name="P7" style:family="paragraph">
      <style:paragraph-properties fo:margin-top="0cm" fo:margin-bottom="0.176cm" fo:line-height="90%" fo:text-align="end" style:writing-mode="lr-tb" style:font-independent-line-spacing="false"/>
      <style:text-properties fo:font-size="10.5pt" style:font-size-asian="10.5pt" style:font-size-complex="10.5pt"/>
    </style:style>
    <style:style style:name="T1" style:family="text">
      <style:text-properties fo:color="#ffffff" fo:font-family="Calibri" style:font-family-generic="swiss" style:font-pitch="variable" fo:font-size="12pt"/>
    </style:style>
    <style:style style:name="T2" style:family="text">
      <style:text-properties fo:color="#000000" fo:font-family="Calibri" style:font-family-generic="swiss" style:font-pitch="variable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Freihandform 3" draw:style-name="gr1" draw:text-style-name="P1" draw:layer="layout" svg:width="0.294cm" svg:height="1.7cm" svg:x="5.737cm" svg:y="10.372cm">
          <text:p/>
          <draw:enhanced-geometry svg:viewBox="0 0 105002 856977" draw:text-areas="?f21 ?f17 ?f22 ?f23" draw:glue-points="?f16 ?f17 ?f18 ?f19 ?f16 ?f20 ?f21 ?f19" draw:type="non-primitive" draw:enhanced-path="M 0 0 L 0 856977 105002 856977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5002"/>
            <draw:equation draw:name="f7" draw:formula="?f4 / 856977"/>
            <draw:equation draw:name="f8" draw:formula="52500 * ?f5 / 105002"/>
            <draw:equation draw:name="f9" draw:formula="0 * ?f4 / 856977"/>
            <draw:equation draw:name="f10" draw:formula="105000 * ?f5 / 105002"/>
            <draw:equation draw:name="f11" draw:formula="428488 * ?f4 / 856977"/>
            <draw:equation draw:name="f12" draw:formula="856975 * ?f4 / 856977"/>
            <draw:equation draw:name="f13" draw:formula="0 * ?f5 / 105002"/>
            <draw:equation draw:name="f14" draw:formula="105002 * ?f5 / 105002"/>
            <draw:equation draw:name="f15" draw:formula="856977 * ?f4 / 856977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4" draw:style-name="gr2" draw:text-style-name="P1" draw:layer="layout" svg:width="0.788cm" svg:height="0.711cm" svg:x="5.731cm" svg:y="10.361cm">
          <text:p/>
          <draw:enhanced-geometry svg:viewBox="0 0 281524 397351" draw:text-areas="?f21 ?f17 ?f22 ?f23" draw:glue-points="?f16 ?f17 ?f18 ?f19 ?f16 ?f20 ?f21 ?f19" draw:type="non-primitive" draw:enhanced-path="M 0 0 L 0 397351 281524 39735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1524"/>
            <draw:equation draw:name="f7" draw:formula="?f4 / 397351"/>
            <draw:equation draw:name="f8" draw:formula="140763 * ?f5 / 281524"/>
            <draw:equation draw:name="f9" draw:formula="0 * ?f4 / 397351"/>
            <draw:equation draw:name="f10" draw:formula="281525 * ?f5 / 281524"/>
            <draw:equation draw:name="f11" draw:formula="198676 * ?f4 / 397351"/>
            <draw:equation draw:name="f12" draw:formula="397352 * ?f4 / 397351"/>
            <draw:equation draw:name="f13" draw:formula="0 * ?f5 / 281524"/>
            <draw:equation draw:name="f14" draw:formula="281524 * ?f5 / 281524"/>
            <draw:equation draw:name="f15" draw:formula="397351 * ?f4 / 397351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5" draw:style-name="gr3" draw:text-style-name="P1" draw:layer="layout" svg:width="1.161cm" svg:height="0.072cm" svg:x="4.539cm" svg:y="11.928cm">
          <text:p/>
          <draw:enhanced-geometry svg:viewBox="0 0 413950 680658" draw:text-areas="?f21 ?f17 ?f22 ?f23" draw:glue-points="?f16 ?f17 ?f18 ?f19 ?f16 ?f20 ?f21 ?f19" draw:type="non-primitive" draw:enhanced-path="M 413950 0 L 413950 680658 0 680658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3950"/>
            <draw:equation draw:name="f7" draw:formula="?f4 / 680658"/>
            <draw:equation draw:name="f8" draw:formula="206974 * ?f5 / 413950"/>
            <draw:equation draw:name="f9" draw:formula="0 * ?f4 / 680658"/>
            <draw:equation draw:name="f10" draw:formula="413948 * ?f5 / 413950"/>
            <draw:equation draw:name="f11" draw:formula="340331 * ?f4 / 680658"/>
            <draw:equation draw:name="f12" draw:formula="680661 * ?f4 / 680658"/>
            <draw:equation draw:name="f13" draw:formula="0 * ?f5 / 413950"/>
            <draw:equation draw:name="f14" draw:formula="413950 * ?f5 / 413950"/>
            <draw:equation draw:name="f15" draw:formula="680658 * ?f4 / 680658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6" draw:style-name="gr4" draw:text-style-name="P1" draw:layer="layout" svg:width="0.701cm" svg:height="0.028cm" svg:x="5.03cm" svg:y="12.772cm">
          <text:p/>
          <draw:enhanced-geometry svg:viewBox="0 0 1035896 375932" draw:mirror-vertical="true" draw:mirror-horizontal="false" draw:text-areas="?f20 ?f16 ?f17 ?f21" draw:glue-points="?f15 ?f16 ?f17 ?f18 ?f15 ?f19 ?f20 ?f18" draw:type="non-primitive" draw:enhanced-path="M 1035896 0 L 1035896 375932 0 375932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35896"/>
            <draw:equation draw:name="f7" draw:formula="?f4 / 375932"/>
            <draw:equation draw:name="f8" draw:formula="517948 * ?f5 / 1035896"/>
            <draw:equation draw:name="f9" draw:formula="0 * ?f4 / 375932"/>
            <draw:equation draw:name="f10" draw:formula="1035896 * ?f5 / 1035896"/>
            <draw:equation draw:name="f11" draw:formula="187964 * ?f4 / 375932"/>
            <draw:equation draw:name="f12" draw:formula="375928 * ?f4 / 375932"/>
            <draw:equation draw:name="f13" draw:formula="0 * ?f5 / 1035896"/>
            <draw:equation draw:name="f14" draw:formula="375932 * ?f4 / 375932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7"/>
            <draw:equation draw:name="f20" draw:formula="?f13 / ?f6"/>
            <draw:equation draw:name="f21" draw:formula="?f14 / ?f7"/>
          </draw:enhanced-geometry>
        </draw:custom-shape>
        <draw:custom-shape draw:name="Freihandform 7" draw:style-name="gr5" draw:text-style-name="P1" draw:layer="layout" svg:width="1.5cm" svg:height="0.705cm" svg:x="3.8cm" svg:y="6.795cm">
          <text:p/>
          <draw:enhanced-geometry svg:viewBox="0 0 704583 170230" draw:text-areas="?f21 ?f17 ?f22 ?f23" draw:glue-points="?f16 ?f17 ?f18 ?f19 ?f16 ?f20 ?f21 ?f19" draw:type="non-primitive" draw:enhanced-path="M 704583 0 L 704583 170230 0 17023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583"/>
            <draw:equation draw:name="f7" draw:formula="?f4 / 170230"/>
            <draw:equation draw:name="f8" draw:formula="352291 * ?f5 / 704583"/>
            <draw:equation draw:name="f9" draw:formula="0 * ?f4 / 170230"/>
            <draw:equation draw:name="f10" draw:formula="704581 * ?f5 / 704583"/>
            <draw:equation draw:name="f11" draw:formula="85117 * ?f4 / 170230"/>
            <draw:equation draw:name="f12" draw:formula="170233 * ?f4 / 170230"/>
            <draw:equation draw:name="f13" draw:formula="0 * ?f5 / 704583"/>
            <draw:equation draw:name="f14" draw:formula="704583 * ?f5 / 704583"/>
            <draw:equation draw:name="f15" draw:formula="170230 * ?f4 / 17023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8" draw:style-name="gr6" draw:text-style-name="P1" draw:layer="layout" svg:width="0.063cm" svg:height="2.4cm" svg:x="5.237cm" svg:y="6.7cm">
          <text:p/>
          <draw:enhanced-geometry svg:viewBox="0 0 165114 292211" draw:text-areas="?f21 ?f17 ?f22 ?f23" draw:glue-points="?f16 ?f17 ?f18 ?f19 ?f16 ?f20 ?f21 ?f19" draw:type="non-primitive" draw:enhanced-path="M 165114 0 L 165114 292211 0 2922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5114"/>
            <draw:equation draw:name="f7" draw:formula="?f4 / 292211"/>
            <draw:equation draw:name="f8" draw:formula="82557 * ?f5 / 165114"/>
            <draw:equation draw:name="f9" draw:formula="0 * ?f4 / 292211"/>
            <draw:equation draw:name="f10" draw:formula="165113 * ?f5 / 165114"/>
            <draw:equation draw:name="f11" draw:formula="146107 * ?f4 / 292211"/>
            <draw:equation draw:name="f12" draw:formula="292214 * ?f4 / 292211"/>
            <draw:equation draw:name="f13" draw:formula="0 * ?f5 / 165114"/>
            <draw:equation draw:name="f14" draw:formula="165114 * ?f5 / 165114"/>
            <draw:equation draw:name="f15" draw:formula="292211 * ?f4 / 292211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9" draw:style-name="gr7" draw:text-style-name="P1" draw:layer="layout" svg:width="1.3cm" svg:height="1.1cm" svg:x="9.1cm" svg:y="10.8cm">
          <text:p/>
          <draw:enhanced-geometry svg:viewBox="0 0 2191319 715236" draw:text-areas="?f21 ?f17 ?f22 ?f23" draw:glue-points="?f16 ?f17 ?f18 ?f19 ?f16 ?f20 ?f21 ?f19" draw:type="non-primitive" draw:enhanced-path="M 0 0 L 0 659919 2191319 659919 2191319 715236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1319"/>
            <draw:equation draw:name="f7" draw:formula="?f4 / 715236"/>
            <draw:equation draw:name="f8" draw:formula="1095662 * ?f5 / 2191319"/>
            <draw:equation draw:name="f9" draw:formula="0 * ?f4 / 715236"/>
            <draw:equation draw:name="f10" draw:formula="2191323 * ?f5 / 2191319"/>
            <draw:equation draw:name="f11" draw:formula="357617 * ?f4 / 715236"/>
            <draw:equation draw:name="f12" draw:formula="715234 * ?f4 / 715236"/>
            <draw:equation draw:name="f13" draw:formula="0 * ?f5 / 2191319"/>
            <draw:equation draw:name="f14" draw:formula="2191319 * ?f5 / 2191319"/>
            <draw:equation draw:name="f15" draw:formula="715236 * ?f4 / 71523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11" draw:style-name="gr8" draw:text-style-name="P1" draw:layer="layout" svg:width="1.805cm" svg:height="0.9cm" svg:x="12.995cm" svg:y="6.1cm">
          <text:p/>
          <draw:enhanced-geometry svg:viewBox="0 0 1251250 405117" draw:text-areas="?f21 ?f17 ?f22 ?f23" draw:glue-points="?f16 ?f17 ?f18 ?f19 ?f16 ?f20 ?f21 ?f19" draw:type="non-primitive" draw:enhanced-path="M 0 0 L 0 349799 1251250 349799 1251250 405117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51250"/>
            <draw:equation draw:name="f7" draw:formula="?f4 / 405117"/>
            <draw:equation draw:name="f8" draw:formula="625623 * ?f5 / 1251250"/>
            <draw:equation draw:name="f9" draw:formula="0 * ?f4 / 405117"/>
            <draw:equation draw:name="f10" draw:formula="1251246 * ?f5 / 1251250"/>
            <draw:equation draw:name="f11" draw:formula="202558 * ?f4 / 405117"/>
            <draw:equation draw:name="f12" draw:formula="405115 * ?f4 / 405117"/>
            <draw:equation draw:name="f13" draw:formula="0 * ?f5 / 1251250"/>
            <draw:equation draw:name="f14" draw:formula="1251250 * ?f5 / 1251250"/>
            <draw:equation draw:name="f15" draw:formula="405117 * ?f4 / 405117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14" draw:style-name="gr9" draw:text-style-name="P1" draw:layer="layout" svg:width="0.9cm" svg:height="1.134cm" svg:x="18.4cm" svg:y="10.866cm">
          <text:p/>
          <draw:enhanced-geometry svg:viewBox="0 0 2347152 405117" draw:text-areas="?f21 ?f17 ?f22 ?f23" draw:glue-points="?f16 ?f17 ?f18 ?f19 ?f16 ?f20 ?f21 ?f19" draw:type="non-primitive" draw:enhanced-path="M 2347152 0 L 2347152 349799 0 349799 0 405117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7152"/>
            <draw:equation draw:name="f7" draw:formula="?f4 / 405117"/>
            <draw:equation draw:name="f8" draw:formula="1173578 * ?f5 / 2347152"/>
            <draw:equation draw:name="f9" draw:formula="0 * ?f4 / 405117"/>
            <draw:equation draw:name="f10" draw:formula="2347155 * ?f5 / 2347152"/>
            <draw:equation draw:name="f11" draw:formula="202558 * ?f4 / 405117"/>
            <draw:equation draw:name="f12" draw:formula="405115 * ?f4 / 405117"/>
            <draw:equation draw:name="f13" draw:formula="0 * ?f5 / 2347152"/>
            <draw:equation draw:name="f14" draw:formula="2347152 * ?f5 / 2347152"/>
            <draw:equation draw:name="f15" draw:formula="405117 * ?f4 / 405117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15" draw:style-name="gr10" draw:text-style-name="P1" draw:layer="layout" svg:width="9.5cm" svg:height="0.001cm" svg:x="9.5cm" svg:y="10cm">
          <text:p/>
          <draw:enhanced-geometry svg:viewBox="0 0 498728 720286" draw:mirror-horizontal="false" draw:mirror-vertical="false" draw:text-areas="?f21 ?f17 ?f22 ?f23" draw:glue-points="?f16 ?f17 ?f18 ?f19 ?f16 ?f20 ?f21 ?f19" draw:type="non-primitive" draw:enhanced-path="M 0 0 L 0 664969 498728 664969 498728 720286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98728"/>
            <draw:equation draw:name="f7" draw:formula="?f4 / 720286"/>
            <draw:equation draw:name="f8" draw:formula="249366 * ?f5 / 498728"/>
            <draw:equation draw:name="f9" draw:formula="0 * ?f4 / 720286"/>
            <draw:equation draw:name="f10" draw:formula="498732 * ?f5 / 498728"/>
            <draw:equation draw:name="f11" draw:formula="360141 * ?f4 / 720286"/>
            <draw:equation draw:name="f12" draw:formula="720282 * ?f4 / 720286"/>
            <draw:equation draw:name="f13" draw:formula="0 * ?f5 / 498728"/>
            <draw:equation draw:name="f14" draw:formula="498728 * ?f5 / 498728"/>
            <draw:equation draw:name="f15" draw:formula="720286 * ?f4 / 72028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16" draw:style-name="gr11" draw:text-style-name="P1" draw:layer="layout" svg:width="0.001cm" svg:height="2.004cm" svg:x="13cm" svg:y="6.7cm">
          <text:p/>
          <draw:enhanced-geometry svg:viewBox="0 0 1183762 715236" draw:text-areas="?f21 ?f17 ?f22 ?f23" draw:glue-points="?f16 ?f17 ?f18 ?f19 ?f16 ?f20 ?f21 ?f19" draw:type="non-primitive" draw:enhanced-path="M 1183762 0 L 1183762 659919 0 659919 0 715236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83762"/>
            <draw:equation draw:name="f7" draw:formula="?f4 / 715236"/>
            <draw:equation draw:name="f8" draw:formula="591882 * ?f5 / 1183762"/>
            <draw:equation draw:name="f9" draw:formula="0 * ?f4 / 715236"/>
            <draw:equation draw:name="f10" draw:formula="1183763 * ?f5 / 1183762"/>
            <draw:equation draw:name="f11" draw:formula="357617 * ?f4 / 715236"/>
            <draw:equation draw:name="f12" draw:formula="715234 * ?f4 / 715236"/>
            <draw:equation draw:name="f13" draw:formula="0 * ?f5 / 1183762"/>
            <draw:equation draw:name="f14" draw:formula="1183762 * ?f5 / 1183762"/>
            <draw:equation draw:name="f15" draw:formula="715236 * ?f4 / 71523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17" draw:style-name="gr12" draw:text-style-name="P1" draw:layer="layout" svg:width="1.7cm" svg:height="1.4cm" svg:x="11.3cm" svg:y="6.5cm">
          <text:p/>
          <draw:enhanced-geometry svg:viewBox="0 0 2871303 715236" draw:text-areas="?f21 ?f17 ?f22 ?f23" draw:glue-points="?f16 ?f17 ?f18 ?f19 ?f16 ?f20 ?f21 ?f19" draw:type="non-primitive" draw:enhanced-path="M 2871303 0 L 2871303 659919 0 659919 0 715236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1303"/>
            <draw:equation draw:name="f7" draw:formula="?f4 / 715236"/>
            <draw:equation draw:name="f8" draw:formula="1435654 * ?f5 / 2871303"/>
            <draw:equation draw:name="f9" draw:formula="0 * ?f4 / 715236"/>
            <draw:equation draw:name="f10" draw:formula="2871307 * ?f5 / 2871303"/>
            <draw:equation draw:name="f11" draw:formula="357617 * ?f4 / 715236"/>
            <draw:equation draw:name="f12" draw:formula="715234 * ?f4 / 715236"/>
            <draw:equation draw:name="f13" draw:formula="0 * ?f5 / 2871303"/>
            <draw:equation draw:name="f14" draw:formula="2871303 * ?f5 / 2871303"/>
            <draw:equation draw:name="f15" draw:formula="715236 * ?f4 / 71523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19" draw:style-name="gr13" draw:text-style-name="P1" draw:layer="layout" svg:width="0.011cm" svg:height="1.08cm" svg:x="9.5cm" svg:y="2.074cm">
          <text:p/>
          <draw:enhanced-geometry svg:viewBox="0 0 2734677 91440" draw:mirror-horizontal="false" draw:mirror-vertical="false" draw:text-areas="?f19 ?f15 ?f16 ?f18" draw:glue-points="?f14 ?f15 ?f16 ?f17 ?f14 ?f18 ?f19 ?f17" draw:type="non-primitive" draw:enhanced-path="M 2734677 45720 L 2734677 116489 0 116489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34677"/>
            <draw:equation draw:name="f7" draw:formula="?f4 / 91440"/>
            <draw:equation draw:name="f8" draw:formula="1367339 * ?f5 / 2734677"/>
            <draw:equation draw:name="f9" draw:formula="0 * ?f4 / 91440"/>
            <draw:equation draw:name="f10" draw:formula="2734677 * ?f5 / 2734677"/>
            <draw:equation draw:name="f11" draw:formula="45720 * ?f4 / 91440"/>
            <draw:equation draw:name="f12" draw:formula="91440 * ?f4 / 91440"/>
            <draw:equation draw:name="f13" draw:formula="0 * ?f5 / 2734677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</draw:enhanced-geometry>
        </draw:custom-shape>
        <draw:custom-shape draw:name="Freihandform 20" draw:style-name="gr14" draw:text-style-name="P3" draw:layer="layout" svg:width="3.624cm" svg:height="1.033cm" svg:x="7.776cm" svg:y="1.7cm">
          <text:p text:style-name="P2"><text:span text:style-name="T1">unityVR</text:span></text:p>
          <draw:enhanced-geometry svg:viewBox="0 0 1293871 654202" draw:text-areas="?f21 ?f17 ?f22 ?f23" draw:glue-points="?f16 ?f17 ?f18 ?f19 ?f16 ?f20 ?f21 ?f19 ?f21 ?f17 ?f18 ?f17 ?f18 ?f20 ?f21 ?f20 ?f21 ?f17" draw:type="non-primitive" draw:enhanced-path="M 0 0 L 1293871 0 1293871 654202 0 654202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3871"/>
            <draw:equation draw:name="f7" draw:formula="?f4 / 654202"/>
            <draw:equation draw:name="f8" draw:formula="646933 * ?f5 / 1293871"/>
            <draw:equation draw:name="f9" draw:formula="0 * ?f4 / 654202"/>
            <draw:equation draw:name="f10" draw:formula="1293866 * ?f5 / 1293871"/>
            <draw:equation draw:name="f11" draw:formula="327099 * ?f4 / 654202"/>
            <draw:equation draw:name="f12" draw:formula="654198 * ?f4 / 654202"/>
            <draw:equation draw:name="f13" draw:formula="0 * ?f5 / 1293871"/>
            <draw:equation draw:name="f14" draw:formula="1293871 * ?f5 / 1293871"/>
            <draw:equation draw:name="f15" draw:formula="654202 * ?f4 / 654202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21" draw:style-name="gr15" draw:text-style-name="P4" draw:layer="layout" svg:width="1.154cm" svg:height="0.222cm" svg:x="22.535cm" svg:y="3.458cm">
          <text:p/>
          <draw:enhanced-geometry svg:viewBox="0 0 412100 79024" draw:text-areas="?f21 ?f17 ?f22 ?f23" draw:glue-points="?f16 ?f17 ?f18 ?f19 ?f16 ?f20 ?f21 ?f19 ?f21 ?f17 ?f18 ?f17 ?f18 ?f20 ?f21 ?f20 ?f21 ?f17" draw:type="non-primitive" draw:enhanced-path="M 0 0 L 412100 0 412100 79024 0 79024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2100"/>
            <draw:equation draw:name="f7" draw:formula="?f4 / 79024"/>
            <draw:equation draw:name="f8" draw:formula="206051 * ?f5 / 412100"/>
            <draw:equation draw:name="f9" draw:formula="0 * ?f4 / 79024"/>
            <draw:equation draw:name="f10" draw:formula="412101 * ?f5 / 412100"/>
            <draw:equation draw:name="f11" draw:formula="39511 * ?f4 / 79024"/>
            <draw:equation draw:name="f12" draw:formula="79022 * ?f4 / 79024"/>
            <draw:equation draw:name="f13" draw:formula="0 * ?f5 / 412100"/>
            <draw:equation draw:name="f14" draw:formula="412100 * ?f5 / 412100"/>
            <draw:equation draw:name="f15" draw:formula="79024 * ?f4 / 790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23" draw:style-name="gr15" draw:text-style-name="P4" draw:layer="layout" svg:width="1.156cm" svg:height="0.221cm" svg:x="12.843cm" svg:y="5.209cm">
          <text:p/>
          <draw:enhanced-geometry svg:viewBox="0 0 412100 79024" draw:text-areas="?f21 ?f17 ?f22 ?f23" draw:glue-points="?f16 ?f17 ?f18 ?f19 ?f16 ?f20 ?f21 ?f19 ?f21 ?f17 ?f18 ?f17 ?f18 ?f20 ?f21 ?f20 ?f21 ?f17" draw:type="non-primitive" draw:enhanced-path="M 0 0 L 412100 0 412100 79024 0 79024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2100"/>
            <draw:equation draw:name="f7" draw:formula="?f4 / 79024"/>
            <draw:equation draw:name="f8" draw:formula="206051 * ?f5 / 412100"/>
            <draw:equation draw:name="f9" draw:formula="0 * ?f4 / 79024"/>
            <draw:equation draw:name="f10" draw:formula="412101 * ?f5 / 412100"/>
            <draw:equation draw:name="f11" draw:formula="39511 * ?f4 / 79024"/>
            <draw:equation draw:name="f12" draw:formula="79022 * ?f4 / 79024"/>
            <draw:equation draw:name="f13" draw:formula="0 * ?f5 / 412100"/>
            <draw:equation draw:name="f14" draw:formula="412100 * ?f5 / 412100"/>
            <draw:equation draw:name="f15" draw:formula="79024 * ?f4 / 790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26" draw:style-name="gr16" draw:text-style-name="P3" draw:layer="layout" svg:width="1.845cm" svg:height="0.7cm" svg:x="2.055cm" svg:y="7.1cm">
          <text:p text:style-name="P2"><text:span text:style-name="T1">common</text:span></text:p>
          <draw:enhanced-geometry svg:viewBox="0 0 1587007 588623" draw:text-areas="?f21 ?f17 ?f22 ?f23" draw:glue-points="?f16 ?f17 ?f18 ?f19 ?f16 ?f20 ?f21 ?f19 ?f21 ?f17 ?f18 ?f17 ?f18 ?f20 ?f21 ?f20 ?f21 ?f17" draw:type="non-primitive" draw:enhanced-path="M 0 0 L 1587007 0 1587007 588623 0 588623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87007"/>
            <draw:equation draw:name="f7" draw:formula="?f4 / 588623"/>
            <draw:equation draw:name="f8" draw:formula="793503 * ?f5 / 1587007"/>
            <draw:equation draw:name="f9" draw:formula="0 * ?f4 / 588623"/>
            <draw:equation draw:name="f10" draw:formula="1587005 * ?f5 / 1587007"/>
            <draw:equation draw:name="f11" draw:formula="294313 * ?f4 / 588623"/>
            <draw:equation draw:name="f12" draw:formula="588626 * ?f4 / 588623"/>
            <draw:equation draw:name="f13" draw:formula="0 * ?f5 / 1587007"/>
            <draw:equation draw:name="f14" draw:formula="1587007 * ?f5 / 1587007"/>
            <draw:equation draw:name="f15" draw:formula="588623 * ?f4 / 588623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27" draw:style-name="gr17" draw:text-style-name="P5" draw:layer="layout" svg:width="3.2cm" svg:height="0.974cm" svg:x="1.5cm" svg:y="7.726cm">
          <text:p text:style-name="P2"><text:span text:style-name="T2">furniture, decoration,pillows...</text:span></text:p>
          <draw:enhanced-geometry svg:viewBox="0 0 1409576 422805" draw:text-areas="?f21 ?f17 ?f22 ?f23" draw:glue-points="?f16 ?f17 ?f18 ?f19 ?f16 ?f20 ?f21 ?f19 ?f21 ?f17 ?f18 ?f17 ?f18 ?f20 ?f21 ?f20 ?f21 ?f17" draw:type="non-primitive" draw:enhanced-path="M 0 0 L 1409576 0 1409576 422805 0 422805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09576"/>
            <draw:equation draw:name="f7" draw:formula="?f4 / 422805"/>
            <draw:equation draw:name="f8" draw:formula="704788 * ?f5 / 1409576"/>
            <draw:equation draw:name="f9" draw:formula="0 * ?f4 / 422805"/>
            <draw:equation draw:name="f10" draw:formula="1409575 * ?f5 / 1409576"/>
            <draw:equation draw:name="f11" draw:formula="211405 * ?f4 / 422805"/>
            <draw:equation draw:name="f12" draw:formula="422809 * ?f4 / 422805"/>
            <draw:equation draw:name="f13" draw:formula="0 * ?f5 / 1409576"/>
            <draw:equation draw:name="f14" draw:formula="1409576 * ?f5 / 1409576"/>
            <draw:equation draw:name="f15" draw:formula="422805 * ?f4 / 42280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33" draw:style-name="gr15" draw:text-style-name="P4" draw:layer="layout" svg:width="1.156cm" svg:height="0.221cm" svg:x="8.644cm" svg:y="8.951cm">
          <text:p/>
          <draw:enhanced-geometry svg:viewBox="0 0 412100 79024" draw:text-areas="?f21 ?f17 ?f22 ?f23" draw:glue-points="?f16 ?f17 ?f18 ?f19 ?f16 ?f20 ?f21 ?f19 ?f21 ?f17 ?f18 ?f17 ?f18 ?f20 ?f21 ?f20 ?f21 ?f17" draw:type="non-primitive" draw:enhanced-path="M 0 0 L 412100 0 412100 79024 0 79024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2100"/>
            <draw:equation draw:name="f7" draw:formula="?f4 / 79024"/>
            <draw:equation draw:name="f8" draw:formula="206051 * ?f5 / 412100"/>
            <draw:equation draw:name="f9" draw:formula="0 * ?f4 / 79024"/>
            <draw:equation draw:name="f10" draw:formula="412101 * ?f5 / 412100"/>
            <draw:equation draw:name="f11" draw:formula="39511 * ?f4 / 79024"/>
            <draw:equation draw:name="f12" draw:formula="79022 * ?f4 / 79024"/>
            <draw:equation draw:name="f13" draw:formula="0 * ?f5 / 412100"/>
            <draw:equation draw:name="f14" draw:formula="412100 * ?f5 / 412100"/>
            <draw:equation draw:name="f15" draw:formula="79024 * ?f4 / 790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34" draw:style-name="gr16" draw:text-style-name="P3" draw:layer="layout" svg:width="1.33cm" svg:height="0.688cm" svg:x="11.2cm" svg:y="7.5cm">
          <text:p text:style-name="P2"><text:span text:style-name="T1">cars</text:span></text:p>
          <draw:enhanced-geometry svg:viewBox="0 0 1088832 403655" draw:text-areas="?f21 ?f17 ?f22 ?f23" draw:glue-points="?f16 ?f17 ?f18 ?f19 ?f16 ?f20 ?f21 ?f19 ?f21 ?f17 ?f18 ?f17 ?f18 ?f20 ?f21 ?f20 ?f21 ?f17" draw:type="non-primitive" draw:enhanced-path="M 0 0 L 1088832 0 1088832 403655 0 403655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8832"/>
            <draw:equation draw:name="f7" draw:formula="?f4 / 403655"/>
            <draw:equation draw:name="f8" draw:formula="544415 * ?f5 / 1088832"/>
            <draw:equation draw:name="f9" draw:formula="0 * ?f4 / 403655"/>
            <draw:equation draw:name="f10" draw:formula="1088830 * ?f5 / 1088832"/>
            <draw:equation draw:name="f11" draw:formula="201826 * ?f4 / 403655"/>
            <draw:equation draw:name="f12" draw:formula="403652 * ?f4 / 403655"/>
            <draw:equation draw:name="f13" draw:formula="0 * ?f5 / 1088832"/>
            <draw:equation draw:name="f14" draw:formula="1088832 * ?f5 / 1088832"/>
            <draw:equation draw:name="f15" draw:formula="403655 * ?f4 / 40365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35" draw:style-name="gr15" draw:text-style-name="P4" draw:layer="layout" svg:width="1.156cm" svg:height="0.221cm" svg:x="10.26cm" svg:y="8.979cm">
          <text:p/>
          <draw:enhanced-geometry svg:viewBox="0 0 412100 79024" draw:text-areas="?f21 ?f17 ?f22 ?f23" draw:glue-points="?f16 ?f17 ?f18 ?f19 ?f16 ?f20 ?f21 ?f19 ?f21 ?f17 ?f18 ?f17 ?f18 ?f20 ?f21 ?f20 ?f21 ?f17" draw:type="non-primitive" draw:enhanced-path="M 0 0 L 412100 0 412100 79024 0 79024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2100"/>
            <draw:equation draw:name="f7" draw:formula="?f4 / 79024"/>
            <draw:equation draw:name="f8" draw:formula="206051 * ?f5 / 412100"/>
            <draw:equation draw:name="f9" draw:formula="0 * ?f4 / 79024"/>
            <draw:equation draw:name="f10" draw:formula="412101 * ?f5 / 412100"/>
            <draw:equation draw:name="f11" draw:formula="39511 * ?f4 / 79024"/>
            <draw:equation draw:name="f12" draw:formula="79022 * ?f4 / 79024"/>
            <draw:equation draw:name="f13" draw:formula="0 * ?f5 / 412100"/>
            <draw:equation draw:name="f14" draw:formula="412100 * ?f5 / 412100"/>
            <draw:equation draw:name="f15" draw:formula="79024 * ?f4 / 790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36" draw:style-name="gr16" draw:text-style-name="P3" draw:layer="layout" svg:width="1.569cm" svg:height="0.788cm" svg:x="13.4cm" svg:y="6.5cm">
          <text:p text:style-name="P2"><text:span text:style-name="T1">sweets</text:span></text:p>
          <draw:enhanced-geometry svg:viewBox="0 0 1088832 403655" draw:text-areas="?f21 ?f17 ?f22 ?f23" draw:glue-points="?f16 ?f17 ?f18 ?f19 ?f16 ?f20 ?f21 ?f19 ?f21 ?f17 ?f18 ?f17 ?f18 ?f20 ?f21 ?f20 ?f21 ?f17" draw:type="non-primitive" draw:enhanced-path="M 0 0 L 1088832 0 1088832 403655 0 403655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8832"/>
            <draw:equation draw:name="f7" draw:formula="?f4 / 403655"/>
            <draw:equation draw:name="f8" draw:formula="544415 * ?f5 / 1088832"/>
            <draw:equation draw:name="f9" draw:formula="0 * ?f4 / 403655"/>
            <draw:equation draw:name="f10" draw:formula="1088830 * ?f5 / 1088832"/>
            <draw:equation draw:name="f11" draw:formula="201826 * ?f4 / 403655"/>
            <draw:equation draw:name="f12" draw:formula="403652 * ?f4 / 403655"/>
            <draw:equation draw:name="f13" draw:formula="0 * ?f5 / 1088832"/>
            <draw:equation draw:name="f14" draw:formula="1088832 * ?f5 / 1088832"/>
            <draw:equation draw:name="f15" draw:formula="403655 * ?f4 / 40365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37" draw:style-name="gr15" draw:text-style-name="P4" draw:layer="layout" svg:width="1.156cm" svg:height="0.221cm" svg:x="13.62cm" svg:y="8.979cm">
          <text:p/>
          <draw:enhanced-geometry svg:viewBox="0 0 412100 79024" draw:text-areas="?f21 ?f17 ?f22 ?f23" draw:glue-points="?f16 ?f17 ?f18 ?f19 ?f16 ?f20 ?f21 ?f19 ?f21 ?f17 ?f18 ?f17 ?f18 ?f20 ?f21 ?f20 ?f21 ?f17" draw:type="non-primitive" draw:enhanced-path="M 0 0 L 412100 0 412100 79024 0 79024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2100"/>
            <draw:equation draw:name="f7" draw:formula="?f4 / 79024"/>
            <draw:equation draw:name="f8" draw:formula="206051 * ?f5 / 412100"/>
            <draw:equation draw:name="f9" draw:formula="0 * ?f4 / 79024"/>
            <draw:equation draw:name="f10" draw:formula="412101 * ?f5 / 412100"/>
            <draw:equation draw:name="f11" draw:formula="39511 * ?f4 / 79024"/>
            <draw:equation draw:name="f12" draw:formula="79022 * ?f4 / 79024"/>
            <draw:equation draw:name="f13" draw:formula="0 * ?f5 / 412100"/>
            <draw:equation draw:name="f14" draw:formula="412100 * ?f5 / 412100"/>
            <draw:equation draw:name="f15" draw:formula="79024 * ?f4 / 790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39" draw:style-name="gr15" draw:text-style-name="P4" draw:layer="layout" svg:width="1.156cm" svg:height="0.221cm" svg:x="16.98cm" svg:y="8.979cm">
          <text:p/>
          <draw:enhanced-geometry svg:viewBox="0 0 412100 79024" draw:text-areas="?f21 ?f17 ?f22 ?f23" draw:glue-points="?f16 ?f17 ?f18 ?f19 ?f16 ?f20 ?f21 ?f19 ?f21 ?f17 ?f18 ?f17 ?f18 ?f20 ?f21 ?f20 ?f21 ?f17" draw:type="non-primitive" draw:enhanced-path="M 0 0 L 412100 0 412100 79024 0 79024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2100"/>
            <draw:equation draw:name="f7" draw:formula="?f4 / 79024"/>
            <draw:equation draw:name="f8" draw:formula="206051 * ?f5 / 412100"/>
            <draw:equation draw:name="f9" draw:formula="0 * ?f4 / 79024"/>
            <draw:equation draw:name="f10" draw:formula="412101 * ?f5 / 412100"/>
            <draw:equation draw:name="f11" draw:formula="39511 * ?f4 / 79024"/>
            <draw:equation draw:name="f12" draw:formula="79022 * ?f4 / 79024"/>
            <draw:equation draw:name="f13" draw:formula="0 * ?f5 / 412100"/>
            <draw:equation draw:name="f14" draw:formula="412100 * ?f5 / 412100"/>
            <draw:equation draw:name="f15" draw:formula="79024 * ?f4 / 790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41" draw:style-name="gr15" draw:text-style-name="P4" draw:layer="layout" svg:width="1.154cm" svg:height="0.221cm" svg:x="20.341cm" svg:y="8.979cm">
          <text:p/>
          <draw:enhanced-geometry svg:viewBox="0 0 412100 79024" draw:text-areas="?f21 ?f17 ?f22 ?f23" draw:glue-points="?f16 ?f17 ?f18 ?f19 ?f16 ?f20 ?f21 ?f19 ?f21 ?f17 ?f18 ?f17 ?f18 ?f20 ?f21 ?f20 ?f21 ?f17" draw:type="non-primitive" draw:enhanced-path="M 0 0 L 412100 0 412100 79024 0 79024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2100"/>
            <draw:equation draw:name="f7" draw:formula="?f4 / 79024"/>
            <draw:equation draw:name="f8" draw:formula="206051 * ?f5 / 412100"/>
            <draw:equation draw:name="f9" draw:formula="0 * ?f4 / 79024"/>
            <draw:equation draw:name="f10" draw:formula="412101 * ?f5 / 412100"/>
            <draw:equation draw:name="f11" draw:formula="39511 * ?f4 / 79024"/>
            <draw:equation draw:name="f12" draw:formula="79022 * ?f4 / 79024"/>
            <draw:equation draw:name="f13" draw:formula="0 * ?f5 / 412100"/>
            <draw:equation draw:name="f14" draw:formula="412100 * ?f5 / 412100"/>
            <draw:equation draw:name="f15" draw:formula="79024 * ?f4 / 790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42" draw:style-name="gr16" draw:text-style-name="P3" draw:layer="layout" svg:width="1.773cm" svg:height="0.746cm" svg:x="17.027cm" svg:y="11.454cm">
          <text:p text:style-name="P2"><text:span text:style-name="T1">unused</text:span></text:p>
          <draw:enhanced-geometry svg:viewBox="0 0 1587007 588623" draw:text-areas="?f21 ?f17 ?f22 ?f23" draw:glue-points="?f16 ?f17 ?f18 ?f19 ?f16 ?f20 ?f21 ?f19 ?f21 ?f17 ?f18 ?f17 ?f18 ?f20 ?f21 ?f20 ?f21 ?f17" draw:type="non-primitive" draw:enhanced-path="M 0 0 L 1587007 0 1587007 588623 0 588623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87007"/>
            <draw:equation draw:name="f7" draw:formula="?f4 / 588623"/>
            <draw:equation draw:name="f8" draw:formula="793503 * ?f5 / 1587007"/>
            <draw:equation draw:name="f9" draw:formula="0 * ?f4 / 588623"/>
            <draw:equation draw:name="f10" draw:formula="1587005 * ?f5 / 1587007"/>
            <draw:equation draw:name="f11" draw:formula="294313 * ?f4 / 588623"/>
            <draw:equation draw:name="f12" draw:formula="588626 * ?f4 / 588623"/>
            <draw:equation draw:name="f13" draw:formula="0 * ?f5 / 1587007"/>
            <draw:equation draw:name="f14" draw:formula="1587007 * ?f5 / 1587007"/>
            <draw:equation draw:name="f15" draw:formula="588623 * ?f4 / 588623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46" draw:style-name="gr16" draw:text-style-name="P3" draw:layer="layout" svg:width="3.613cm" svg:height="1.311cm" svg:x="4.131cm" svg:y="8.972cm">
          <text:p text:style-name="P2"><text:span text:style-name="T1">experiment</text:span></text:p>
          <text:p text:style-name="P2"><text:span text:style-name="T1">Categorization</text:span></text:p>
          <draw:enhanced-geometry svg:viewBox="0 0 1289901 539233" draw:text-areas="?f21 ?f17 ?f22 ?f23" draw:glue-points="?f16 ?f17 ?f18 ?f19 ?f16 ?f20 ?f21 ?f19 ?f21 ?f17 ?f18 ?f17 ?f18 ?f20 ?f21 ?f20 ?f21 ?f17" draw:type="non-primitive" draw:enhanced-path="M 0 0 L 1289901 0 1289901 539233 0 539233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9901"/>
            <draw:equation draw:name="f7" draw:formula="?f4 / 539233"/>
            <draw:equation draw:name="f8" draw:formula="644949 * ?f5 / 1289901"/>
            <draw:equation draw:name="f9" draw:formula="0 * ?f4 / 539233"/>
            <draw:equation draw:name="f10" draw:formula="1289898 * ?f5 / 1289901"/>
            <draw:equation draw:name="f11" draw:formula="269615 * ?f4 / 539233"/>
            <draw:equation draw:name="f12" draw:formula="539230 * ?f4 / 539233"/>
            <draw:equation draw:name="f13" draw:formula="0 * ?f5 / 1289901"/>
            <draw:equation draw:name="f14" draw:formula="1289901 * ?f5 / 1289901"/>
            <draw:equation draw:name="f15" draw:formula="539233 * ?f4 / 539233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47" draw:style-name="gr18" draw:text-style-name="P7" draw:layer="layout" svg:width="2.459cm" svg:height="1.022cm" svg:x="2.4cm" svg:y="10.272cm">
          <text:p text:style-name="P6"><text:span text:style-name="T2">only folders, no 3D-Objects</text:span></text:p>
          <draw:enhanced-geometry svg:viewBox="0 0 973928 308487" draw:text-areas="?f21 ?f17 ?f22 ?f23" draw:glue-points="?f16 ?f17 ?f18 ?f19 ?f16 ?f20 ?f21 ?f19 ?f21 ?f17 ?f18 ?f17 ?f18 ?f20 ?f21 ?f20 ?f21 ?f17" draw:type="non-primitive" draw:enhanced-path="M 0 0 L 973928 0 973928 308487 0 308487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73928"/>
            <draw:equation draw:name="f7" draw:formula="?f4 / 308487"/>
            <draw:equation draw:name="f8" draw:formula="486964 * ?f5 / 973928"/>
            <draw:equation draw:name="f9" draw:formula="0 * ?f4 / 308487"/>
            <draw:equation draw:name="f10" draw:formula="973927 * ?f5 / 973928"/>
            <draw:equation draw:name="f11" draw:formula="182556 * ?f4 / 308487"/>
            <draw:equation draw:name="f12" draw:formula="365112 * ?f4 / 308487"/>
            <draw:equation draw:name="f13" draw:formula="0 * ?f5 / 973928"/>
            <draw:equation draw:name="f14" draw:formula="973928 * ?f5 / 973928"/>
            <draw:equation draw:name="f15" draw:formula="308487 * ?f4 / 308487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48" draw:style-name="gr19" draw:text-style-name="P3" draw:layer="layout" svg:width="1.122cm" svg:height="0.728cm" svg:x="3.409cm" svg:y="11.644cm">
          <text:p text:style-name="P2"><text:span text:style-name="T1">toys</text:span></text:p>
          <draw:enhanced-geometry svg:viewBox="0 0 757998 363153" draw:text-areas="?f20 ?f16 ?f21 ?f19" draw:glue-points="?f15 ?f16 ?f17 ?f18 ?f15 ?f19 ?f20 ?f18 ?f20 ?f16 ?f17 ?f16 ?f17 ?f19 ?f20 ?f19 ?f20 ?f16" draw:type="non-primitive" draw:enhanced-path="M 0 0 L 757998 0 757998 363153 0 363153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7998"/>
            <draw:equation draw:name="f7" draw:formula="?f4 / 363153"/>
            <draw:equation draw:name="f8" draw:formula="379001 * ?f5 / 757998"/>
            <draw:equation draw:name="f9" draw:formula="0 * ?f4 / 363153"/>
            <draw:equation draw:name="f10" draw:formula="758001 * ?f5 / 757998"/>
            <draw:equation draw:name="f11" draw:formula="181577 * ?f4 / 363153"/>
            <draw:equation draw:name="f12" draw:formula="363153 * ?f4 / 363153"/>
            <draw:equation draw:name="f13" draw:formula="0 * ?f5 / 757998"/>
            <draw:equation draw:name="f14" draw:formula="757998 * ?f5 / 757998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7"/>
            <draw:equation draw:name="f20" draw:formula="?f13 / ?f6"/>
            <draw:equation draw:name="f21" draw:formula="?f14 / ?f6"/>
          </draw:enhanced-geometry>
        </draw:custom-shape>
        <draw:custom-shape draw:name="Freihandform 49" draw:style-name="gr15" draw:text-style-name="P4" draw:layer="layout" svg:width="1.156cm" svg:height="0.22cm" svg:x="6.354cm" svg:y="12.902cm">
          <text:p/>
          <draw:enhanced-geometry svg:viewBox="0 0 412100 79024" draw:text-areas="?f21 ?f17 ?f22 ?f23" draw:glue-points="?f16 ?f17 ?f18 ?f19 ?f16 ?f20 ?f21 ?f19 ?f21 ?f17 ?f18 ?f17 ?f18 ?f20 ?f21 ?f20 ?f21 ?f17" draw:type="non-primitive" draw:enhanced-path="M 0 0 L 412100 0 412100 79024 0 79024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2100"/>
            <draw:equation draw:name="f7" draw:formula="?f4 / 79024"/>
            <draw:equation draw:name="f8" draw:formula="206051 * ?f5 / 412100"/>
            <draw:equation draw:name="f9" draw:formula="0 * ?f4 / 79024"/>
            <draw:equation draw:name="f10" draw:formula="412101 * ?f5 / 412100"/>
            <draw:equation draw:name="f11" draw:formula="39511 * ?f4 / 79024"/>
            <draw:equation draw:name="f12" draw:formula="79022 * ?f4 / 79024"/>
            <draw:equation draw:name="f13" draw:formula="0 * ?f5 / 412100"/>
            <draw:equation draw:name="f14" draw:formula="412100 * ?f5 / 412100"/>
            <draw:equation draw:name="f15" draw:formula="79024 * ?f4 / 790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50" draw:style-name="gr19" draw:text-style-name="P3" draw:layer="layout" svg:width="1.365cm" svg:height="0.675cm" svg:x="3.731cm" svg:y="12.497cm">
          <text:p text:style-name="P2"><text:span text:style-name="T1">cars</text:span></text:p>
          <draw:enhanced-geometry svg:viewBox="0 0 757998 363153" draw:text-areas="?f20 ?f16 ?f21 ?f19" draw:glue-points="?f15 ?f16 ?f17 ?f18 ?f15 ?f19 ?f20 ?f18 ?f20 ?f16 ?f17 ?f16 ?f17 ?f19 ?f20 ?f19 ?f20 ?f16" draw:type="non-primitive" draw:enhanced-path="M 0 0 L 757998 0 757998 363153 0 363153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7998"/>
            <draw:equation draw:name="f7" draw:formula="?f4 / 363153"/>
            <draw:equation draw:name="f8" draw:formula="379001 * ?f5 / 757998"/>
            <draw:equation draw:name="f9" draw:formula="0 * ?f4 / 363153"/>
            <draw:equation draw:name="f10" draw:formula="758001 * ?f5 / 757998"/>
            <draw:equation draw:name="f11" draw:formula="181577 * ?f4 / 363153"/>
            <draw:equation draw:name="f12" draw:formula="363153 * ?f4 / 363153"/>
            <draw:equation draw:name="f13" draw:formula="0 * ?f5 / 757998"/>
            <draw:equation draw:name="f14" draw:formula="757998 * ?f5 / 757998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7"/>
            <draw:equation draw:name="f20" draw:formula="?f13 / ?f6"/>
            <draw:equation draw:name="f21" draw:formula="?f14 / ?f6"/>
          </draw:enhanced-geometry>
        </draw:custom-shape>
        <draw:custom-shape draw:name="Freihandform 51" draw:style-name="gr15" draw:text-style-name="P4" draw:layer="layout" svg:width="1.155cm" svg:height="0.221cm" svg:x="5.292cm" svg:y="15.001cm">
          <text:p/>
          <draw:enhanced-geometry svg:viewBox="0 0 412100 79024" draw:text-areas="?f21 ?f17 ?f22 ?f23" draw:glue-points="?f16 ?f17 ?f18 ?f19 ?f16 ?f20 ?f21 ?f19 ?f21 ?f17 ?f18 ?f17 ?f18 ?f20 ?f21 ?f20 ?f21 ?f17" draw:type="non-primitive" draw:enhanced-path="M 0 0 L 412100 0 412100 79024 0 79024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2100"/>
            <draw:equation draw:name="f7" draw:formula="?f4 / 79024"/>
            <draw:equation draw:name="f8" draw:formula="206051 * ?f5 / 412100"/>
            <draw:equation draw:name="f9" draw:formula="0 * ?f4 / 79024"/>
            <draw:equation draw:name="f10" draw:formula="412101 * ?f5 / 412100"/>
            <draw:equation draw:name="f11" draw:formula="39511 * ?f4 / 79024"/>
            <draw:equation draw:name="f12" draw:formula="79022 * ?f4 / 79024"/>
            <draw:equation draw:name="f13" draw:formula="0 * ?f5 / 412100"/>
            <draw:equation draw:name="f14" draw:formula="412100 * ?f5 / 412100"/>
            <draw:equation draw:name="f15" draw:formula="79024 * ?f4 / 790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52" draw:style-name="gr19" draw:text-style-name="P3" draw:layer="layout" svg:width="1.687cm" svg:height="0.767cm" svg:x="6.044cm" svg:y="10.705cm">
          <text:p text:style-name="P2"><text:span text:style-name="T1">sweets</text:span></text:p>
          <draw:enhanced-geometry svg:viewBox="0 0 757998 363153" draw:text-areas="?f20 ?f16 ?f21 ?f19" draw:glue-points="?f15 ?f16 ?f17 ?f18 ?f15 ?f19 ?f20 ?f18 ?f20 ?f16 ?f17 ?f16 ?f17 ?f19 ?f20 ?f19 ?f20 ?f16" draw:type="non-primitive" draw:enhanced-path="M 0 0 L 757998 0 757998 363153 0 363153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7998"/>
            <draw:equation draw:name="f7" draw:formula="?f4 / 363153"/>
            <draw:equation draw:name="f8" draw:formula="379001 * ?f5 / 757998"/>
            <draw:equation draw:name="f9" draw:formula="0 * ?f4 / 363153"/>
            <draw:equation draw:name="f10" draw:formula="758001 * ?f5 / 757998"/>
            <draw:equation draw:name="f11" draw:formula="181577 * ?f4 / 363153"/>
            <draw:equation draw:name="f12" draw:formula="363153 * ?f4 / 363153"/>
            <draw:equation draw:name="f13" draw:formula="0 * ?f5 / 757998"/>
            <draw:equation draw:name="f14" draw:formula="757998 * ?f5 / 757998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7"/>
            <draw:equation draw:name="f20" draw:formula="?f13 / ?f6"/>
            <draw:equation draw:name="f21" draw:formula="?f14 / ?f6"/>
          </draw:enhanced-geometry>
        </draw:custom-shape>
        <draw:custom-shape draw:name="Freihandform 53" draw:style-name="gr15" draw:text-style-name="P4" draw:layer="layout" svg:width="1.155cm" svg:height="0.222cm" svg:x="6.315cm" svg:y="13.478cm">
          <text:p/>
          <draw:enhanced-geometry svg:viewBox="0 0 412100 79024" draw:text-areas="?f21 ?f17 ?f22 ?f23" draw:glue-points="?f16 ?f17 ?f18 ?f19 ?f16 ?f20 ?f21 ?f19 ?f21 ?f17 ?f18 ?f17 ?f18 ?f20 ?f21 ?f20 ?f21 ?f17" draw:type="non-primitive" draw:enhanced-path="M 0 0 L 412100 0 412100 79024 0 79024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2100"/>
            <draw:equation draw:name="f7" draw:formula="?f4 / 79024"/>
            <draw:equation draw:name="f8" draw:formula="206051 * ?f5 / 412100"/>
            <draw:equation draw:name="f9" draw:formula="0 * ?f4 / 79024"/>
            <draw:equation draw:name="f10" draw:formula="412101 * ?f5 / 412100"/>
            <draw:equation draw:name="f11" draw:formula="39511 * ?f4 / 79024"/>
            <draw:equation draw:name="f12" draw:formula="79022 * ?f4 / 79024"/>
            <draw:equation draw:name="f13" draw:formula="0 * ?f5 / 412100"/>
            <draw:equation draw:name="f14" draw:formula="412100 * ?f5 / 412100"/>
            <draw:equation draw:name="f15" draw:formula="79024 * ?f4 / 790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54" draw:style-name="gr19" draw:text-style-name="P3" draw:layer="layout" svg:width="1.482cm" svg:height="0.679cm" svg:x="6.031cm" svg:y="11.772cm">
          <text:p text:style-name="P2"><text:span text:style-name="T1">pens</text:span></text:p>
          <draw:enhanced-geometry svg:viewBox="0 0 757998 363153" draw:text-areas="?f20 ?f16 ?f21 ?f19" draw:glue-points="?f15 ?f16 ?f17 ?f18 ?f15 ?f19 ?f20 ?f18 ?f20 ?f16 ?f17 ?f16 ?f17 ?f19 ?f20 ?f19 ?f20 ?f16" draw:type="non-primitive" draw:enhanced-path="M 0 0 L 757998 0 757998 363153 0 363153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7998"/>
            <draw:equation draw:name="f7" draw:formula="?f4 / 363153"/>
            <draw:equation draw:name="f8" draw:formula="379001 * ?f5 / 757998"/>
            <draw:equation draw:name="f9" draw:formula="0 * ?f4 / 363153"/>
            <draw:equation draw:name="f10" draw:formula="758001 * ?f5 / 757998"/>
            <draw:equation draw:name="f11" draw:formula="181577 * ?f4 / 363153"/>
            <draw:equation draw:name="f12" draw:formula="363153 * ?f4 / 363153"/>
            <draw:equation draw:name="f13" draw:formula="0 * ?f5 / 757998"/>
            <draw:equation draw:name="f14" draw:formula="757998 * ?f5 / 757998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7"/>
            <draw:equation draw:name="f20" draw:formula="?f13 / ?f6"/>
            <draw:equation draw:name="f21" draw:formula="?f14 / ?f6"/>
          </draw:enhanced-geometry>
        </draw:custom-shape>
        <draw:custom-shape draw:name="Freihandform 55" draw:style-name="gr15" draw:text-style-name="P4" draw:layer="layout" svg:width="1.156cm" svg:height="0.221cm" svg:x="6.444cm" svg:y="7.239cm">
          <text:p/>
          <draw:enhanced-geometry svg:viewBox="0 0 412100 79024" draw:text-areas="?f21 ?f17 ?f22 ?f23" draw:glue-points="?f16 ?f17 ?f18 ?f19 ?f16 ?f20 ?f21 ?f19 ?f21 ?f17 ?f18 ?f17 ?f18 ?f20 ?f21 ?f20 ?f21 ?f17" draw:type="non-primitive" draw:enhanced-path="M 0 0 L 412100 0 412100 79024 0 79024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2100"/>
            <draw:equation draw:name="f7" draw:formula="?f4 / 79024"/>
            <draw:equation draw:name="f8" draw:formula="206051 * ?f5 / 412100"/>
            <draw:equation draw:name="f9" draw:formula="0 * ?f4 / 79024"/>
            <draw:equation draw:name="f10" draw:formula="412101 * ?f5 / 412100"/>
            <draw:equation draw:name="f11" draw:formula="39511 * ?f4 / 79024"/>
            <draw:equation draw:name="f12" draw:formula="79022 * ?f4 / 79024"/>
            <draw:equation draw:name="f13" draw:formula="0 * ?f5 / 412100"/>
            <draw:equation draw:name="f14" draw:formula="412100 * ?f5 / 412100"/>
            <draw:equation draw:name="f15" draw:formula="79024 * ?f4 / 790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57" draw:style-name="gr15" draw:text-style-name="P4" draw:layer="layout" svg:width="1.156cm" svg:height="0.221cm" svg:x="6.105cm" svg:y="7cm">
          <text:p/>
          <draw:enhanced-geometry svg:viewBox="0 0 412100 79024" draw:text-areas="?f21 ?f17 ?f22 ?f23" draw:glue-points="?f16 ?f17 ?f18 ?f19 ?f16 ?f20 ?f21 ?f19 ?f21 ?f17 ?f18 ?f17 ?f18 ?f20 ?f21 ?f20 ?f21 ?f17" draw:type="non-primitive" draw:enhanced-path="M 0 0 L 412100 0 412100 79024 0 79024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12100"/>
            <draw:equation draw:name="f7" draw:formula="?f4 / 79024"/>
            <draw:equation draw:name="f8" draw:formula="206051 * ?f5 / 412100"/>
            <draw:equation draw:name="f9" draw:formula="0 * ?f4 / 79024"/>
            <draw:equation draw:name="f10" draw:formula="412101 * ?f5 / 412100"/>
            <draw:equation draw:name="f11" draw:formula="39511 * ?f4 / 79024"/>
            <draw:equation draw:name="f12" draw:formula="79022 * ?f4 / 79024"/>
            <draw:equation draw:name="f13" draw:formula="0 * ?f5 / 412100"/>
            <draw:equation draw:name="f14" draw:formula="412100 * ?f5 / 412100"/>
            <draw:equation draw:name="f15" draw:formula="79024 * ?f4 / 79024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4" draw:style-name="gr2" draw:text-style-name="P1" draw:layer="layout" svg:width="0.788cm" svg:height="0.711cm" svg:x="5.3cm" svg:y="7.489cm">
          <text:p/>
          <draw:enhanced-geometry svg:viewBox="0 0 281524 397351" draw:text-areas="?f21 ?f17 ?f22 ?f23" draw:glue-points="?f16 ?f17 ?f18 ?f19 ?f16 ?f20 ?f21 ?f19" draw:type="non-primitive" draw:enhanced-path="M 0 0 L 0 397351 281524 39735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1524"/>
            <draw:equation draw:name="f7" draw:formula="?f4 / 397351"/>
            <draw:equation draw:name="f8" draw:formula="140763 * ?f5 / 281524"/>
            <draw:equation draw:name="f9" draw:formula="0 * ?f4 / 397351"/>
            <draw:equation draw:name="f10" draw:formula="281525 * ?f5 / 281524"/>
            <draw:equation draw:name="f11" draw:formula="198676 * ?f4 / 397351"/>
            <draw:equation draw:name="f12" draw:formula="397352 * ?f4 / 397351"/>
            <draw:equation draw:name="f13" draw:formula="0 * ?f5 / 281524"/>
            <draw:equation draw:name="f14" draw:formula="281524 * ?f5 / 281524"/>
            <draw:equation draw:name="f15" draw:formula="397351 * ?f4 / 397351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46" draw:style-name="gr16" draw:text-style-name="P3" draw:layer="layout" svg:width="2cm" svg:height="0.7cm" svg:x="5.5cm" svg:y="7.9cm">
          <text:p text:style-name="P2"><text:span text:style-name="T1">labyrinth</text:span></text:p>
          <draw:enhanced-geometry svg:viewBox="0 0 1289901 539233" draw:text-areas="?f21 ?f17 ?f22 ?f23" draw:glue-points="?f16 ?f17 ?f18 ?f19 ?f16 ?f20 ?f21 ?f19 ?f21 ?f17 ?f18 ?f17 ?f18 ?f20 ?f21 ?f20 ?f21 ?f17" draw:type="non-primitive" draw:enhanced-path="M 0 0 L 1289901 0 1289901 539233 0 539233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89901"/>
            <draw:equation draw:name="f7" draw:formula="?f4 / 539233"/>
            <draw:equation draw:name="f8" draw:formula="644949 * ?f5 / 1289901"/>
            <draw:equation draw:name="f9" draw:formula="0 * ?f4 / 539233"/>
            <draw:equation draw:name="f10" draw:formula="1289898 * ?f5 / 1289901"/>
            <draw:equation draw:name="f11" draw:formula="269615 * ?f4 / 539233"/>
            <draw:equation draw:name="f12" draw:formula="539230 * ?f4 / 539233"/>
            <draw:equation draw:name="f13" draw:formula="0 * ?f5 / 1289901"/>
            <draw:equation draw:name="f14" draw:formula="1289901 * ?f5 / 1289901"/>
            <draw:equation draw:name="f15" draw:formula="539233 * ?f4 / 539233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11" draw:style-name="gr20" draw:text-style-name="P1" draw:layer="layout" svg:width="1.295cm" svg:height="0.9cm" svg:x="11.69cm" svg:y="6.1cm">
          <text:p/>
          <draw:enhanced-geometry svg:viewBox="0 0 1251250 405117" draw:mirror-horizontal="true" draw:text-areas="?f21 ?f17 ?f22 ?f23" draw:glue-points="?f16 ?f17 ?f18 ?f19 ?f16 ?f20 ?f21 ?f19" draw:type="non-primitive" draw:enhanced-path="M 0 0 L 0 349799 1251250 349799 1251250 405117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51250"/>
            <draw:equation draw:name="f7" draw:formula="?f4 / 405117"/>
            <draw:equation draw:name="f8" draw:formula="625623 * ?f5 / 1251250"/>
            <draw:equation draw:name="f9" draw:formula="0 * ?f4 / 405117"/>
            <draw:equation draw:name="f10" draw:formula="1251246 * ?f5 / 1251250"/>
            <draw:equation draw:name="f11" draw:formula="202558 * ?f4 / 405117"/>
            <draw:equation draw:name="f12" draw:formula="405115 * ?f4 / 405117"/>
            <draw:equation draw:name="f13" draw:formula="0 * ?f5 / 1251250"/>
            <draw:equation draw:name="f14" draw:formula="1251250 * ?f5 / 1251250"/>
            <draw:equation draw:name="f15" draw:formula="405117 * ?f4 / 405117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32" draw:style-name="gr16" draw:text-style-name="P3" draw:layer="layout" svg:width="1.39cm" svg:height="0.688cm" svg:x="11.1cm" svg:y="6.512cm">
          <text:p text:style-name="P2"><text:span text:style-name="T1">toys</text:span></text:p>
          <draw:enhanced-geometry svg:viewBox="0 0 1088832 403655" draw:text-areas="?f21 ?f17 ?f22 ?f23" draw:glue-points="?f16 ?f17 ?f18 ?f19 ?f16 ?f20 ?f21 ?f19 ?f21 ?f17 ?f18 ?f17 ?f18 ?f20 ?f21 ?f20 ?f21 ?f17" draw:type="non-primitive" draw:enhanced-path="M 0 0 L 1088832 0 1088832 403655 0 403655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8832"/>
            <draw:equation draw:name="f7" draw:formula="?f4 / 403655"/>
            <draw:equation draw:name="f8" draw:formula="544415 * ?f5 / 1088832"/>
            <draw:equation draw:name="f9" draw:formula="0 * ?f4 / 403655"/>
            <draw:equation draw:name="f10" draw:formula="1088830 * ?f5 / 1088832"/>
            <draw:equation draw:name="f11" draw:formula="201826 * ?f4 / 403655"/>
            <draw:equation draw:name="f12" draw:formula="403652 * ?f4 / 403655"/>
            <draw:equation draw:name="f13" draw:formula="0 * ?f5 / 1088832"/>
            <draw:equation draw:name="f14" draw:formula="1088832 * ?f5 / 1088832"/>
            <draw:equation draw:name="f15" draw:formula="403655 * ?f4 / 40365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17" draw:style-name="gr21" draw:text-style-name="P1" draw:layer="layout" svg:width="1.6cm" svg:height="1.436cm" svg:x="13cm" svg:y="6.464cm">
          <text:p/>
          <draw:enhanced-geometry svg:viewBox="0 0 2871303 715236" draw:mirror-horizontal="true" draw:text-areas="?f21 ?f17 ?f22 ?f23" draw:glue-points="?f16 ?f17 ?f18 ?f19 ?f16 ?f20 ?f21 ?f19" draw:type="non-primitive" draw:enhanced-path="M 2871303 0 L 2871303 659919 0 659919 0 715236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1303"/>
            <draw:equation draw:name="f7" draw:formula="?f4 / 715236"/>
            <draw:equation draw:name="f8" draw:formula="1435654 * ?f5 / 2871303"/>
            <draw:equation draw:name="f9" draw:formula="0 * ?f4 / 715236"/>
            <draw:equation draw:name="f10" draw:formula="2871307 * ?f5 / 2871303"/>
            <draw:equation draw:name="f11" draw:formula="357617 * ?f4 / 715236"/>
            <draw:equation draw:name="f12" draw:formula="715234 * ?f4 / 715236"/>
            <draw:equation draw:name="f13" draw:formula="0 * ?f5 / 2871303"/>
            <draw:equation draw:name="f14" draw:formula="2871303 * ?f5 / 2871303"/>
            <draw:equation draw:name="f15" draw:formula="715236 * ?f4 / 71523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38" draw:style-name="gr16" draw:text-style-name="P3" draw:layer="layout" svg:width="1.512cm" svg:height="0.788cm" svg:x="13.5cm" svg:y="7.412cm">
          <text:p text:style-name="P2"><text:span text:style-name="T1">pens</text:span></text:p>
          <draw:enhanced-geometry svg:viewBox="0 0 1088832 403655" draw:text-areas="?f21 ?f17 ?f22 ?f23" draw:glue-points="?f16 ?f17 ?f18 ?f19 ?f16 ?f20 ?f21 ?f19 ?f21 ?f17 ?f18 ?f17 ?f18 ?f20 ?f21 ?f20 ?f21 ?f17" draw:type="non-primitive" draw:enhanced-path="M 0 0 L 1088832 0 1088832 403655 0 403655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8832"/>
            <draw:equation draw:name="f7" draw:formula="?f4 / 403655"/>
            <draw:equation draw:name="f8" draw:formula="544415 * ?f5 / 1088832"/>
            <draw:equation draw:name="f9" draw:formula="0 * ?f4 / 403655"/>
            <draw:equation draw:name="f10" draw:formula="1088830 * ?f5 / 1088832"/>
            <draw:equation draw:name="f11" draw:formula="201826 * ?f4 / 403655"/>
            <draw:equation draw:name="f12" draw:formula="403652 * ?f4 / 403655"/>
            <draw:equation draw:name="f13" draw:formula="0 * ?f5 / 1088832"/>
            <draw:equation draw:name="f14" draw:formula="1088832 * ?f5 / 1088832"/>
            <draw:equation draw:name="f15" draw:formula="403655 * ?f4 / 40365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15" draw:style-name="gr22" draw:text-style-name="P1" draw:layer="layout" svg:width="6.9cm" svg:height="1.4cm" svg:x="2.6cm" svg:y="3.6cm">
          <text:p/>
          <draw:enhanced-geometry svg:viewBox="0 0 498728 720286" draw:mirror-horizontal="true" draw:text-areas="?f21 ?f17 ?f22 ?f23" draw:glue-points="?f16 ?f17 ?f18 ?f19 ?f16 ?f20 ?f21 ?f19" draw:type="non-primitive" draw:enhanced-path="M 0 0 L 0 664969 498728 664969 498728 720286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98728"/>
            <draw:equation draw:name="f7" draw:formula="?f4 / 720286"/>
            <draw:equation draw:name="f8" draw:formula="249366 * ?f5 / 498728"/>
            <draw:equation draw:name="f9" draw:formula="0 * ?f4 / 720286"/>
            <draw:equation draw:name="f10" draw:formula="498732 * ?f5 / 498728"/>
            <draw:equation draw:name="f11" draw:formula="360141 * ?f4 / 720286"/>
            <draw:equation draw:name="f12" draw:formula="720282 * ?f4 / 720286"/>
            <draw:equation draw:name="f13" draw:formula="0 * ?f5 / 498728"/>
            <draw:equation draw:name="f14" draw:formula="498728 * ?f5 / 498728"/>
            <draw:equation draw:name="f15" draw:formula="720286 * ?f4 / 72028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22" draw:style-name="gr14" draw:text-style-name="P3" draw:layer="layout" svg:width="2.123cm" svg:height="1.019cm" svg:x="8.5cm" svg:y="3.181cm">
          <text:p text:style-name="P2"><text:span text:style-name="T1">assets</text:span></text:p>
          <draw:enhanced-geometry svg:viewBox="0 0 757998 363153" draw:text-areas="?f20 ?f16 ?f21 ?f19" draw:glue-points="?f15 ?f16 ?f17 ?f18 ?f15 ?f19 ?f20 ?f18 ?f20 ?f16 ?f17 ?f16 ?f17 ?f19 ?f20 ?f19 ?f20 ?f16" draw:type="non-primitive" draw:enhanced-path="M 0 0 L 757998 0 757998 363153 0 363153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7998"/>
            <draw:equation draw:name="f7" draw:formula="?f4 / 363153"/>
            <draw:equation draw:name="f8" draw:formula="379001 * ?f5 / 757998"/>
            <draw:equation draw:name="f9" draw:formula="0 * ?f4 / 363153"/>
            <draw:equation draw:name="f10" draw:formula="758001 * ?f5 / 757998"/>
            <draw:equation draw:name="f11" draw:formula="181577 * ?f4 / 363153"/>
            <draw:equation draw:name="f12" draw:formula="363153 * ?f4 / 363153"/>
            <draw:equation draw:name="f13" draw:formula="0 * ?f5 / 757998"/>
            <draw:equation draw:name="f14" draw:formula="757998 * ?f5 / 757998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7"/>
            <draw:equation draw:name="f20" draw:formula="?f13 / ?f6"/>
            <draw:equation draw:name="f21" draw:formula="?f14 / ?f6"/>
          </draw:enhanced-geometry>
        </draw:custom-shape>
        <draw:custom-shape draw:name="Freihandform 42" draw:style-name="gr16" draw:text-style-name="P3" draw:layer="layout" svg:width="3.4cm" svg:height="0.7cm" svg:x="9.4cm" svg:y="11.5cm">
          <text:p text:style-name="P2"><text:span text:style-name="T1">Labyrinth World</text:span></text:p>
          <draw:enhanced-geometry svg:viewBox="0 0 1587007 588623" draw:text-areas="?f21 ?f17 ?f22 ?f23" draw:glue-points="?f16 ?f17 ?f18 ?f19 ?f16 ?f20 ?f21 ?f19 ?f21 ?f17 ?f18 ?f17 ?f18 ?f20 ?f21 ?f20 ?f21 ?f17" draw:type="non-primitive" draw:enhanced-path="M 0 0 L 1587007 0 1587007 588623 0 588623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87007"/>
            <draw:equation draw:name="f7" draw:formula="?f4 / 588623"/>
            <draw:equation draw:name="f8" draw:formula="793503 * ?f5 / 1587007"/>
            <draw:equation draw:name="f9" draw:formula="0 * ?f4 / 588623"/>
            <draw:equation draw:name="f10" draw:formula="1587005 * ?f5 / 1587007"/>
            <draw:equation draw:name="f11" draw:formula="294313 * ?f4 / 588623"/>
            <draw:equation draw:name="f12" draw:formula="588626 * ?f4 / 588623"/>
            <draw:equation draw:name="f13" draw:formula="0 * ?f5 / 1587007"/>
            <draw:equation draw:name="f14" draw:formula="1587007 * ?f5 / 1587007"/>
            <draw:equation draw:name="f15" draw:formula="588623 * ?f4 / 588623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9" draw:style-name="gr23" draw:text-style-name="P1" draw:layer="layout" svg:width="0.001cm" svg:height="1.1cm" svg:x="9.1cm" svg:y="11.4cm">
          <text:p/>
          <draw:enhanced-geometry svg:viewBox="0 0 2191319 715236" draw:text-areas="?f21 ?f17 ?f22 ?f23" draw:glue-points="?f16 ?f17 ?f18 ?f19 ?f16 ?f20 ?f21 ?f19" draw:type="non-primitive" draw:enhanced-path="M 0 0 L 0 659919 2191319 659919 2191319 715236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1319"/>
            <draw:equation draw:name="f7" draw:formula="?f4 / 715236"/>
            <draw:equation draw:name="f8" draw:formula="1095662 * ?f5 / 2191319"/>
            <draw:equation draw:name="f9" draw:formula="0 * ?f4 / 715236"/>
            <draw:equation draw:name="f10" draw:formula="2191323 * ?f5 / 2191319"/>
            <draw:equation draw:name="f11" draw:formula="357617 * ?f4 / 715236"/>
            <draw:equation draw:name="f12" draw:formula="715234 * ?f4 / 715236"/>
            <draw:equation draw:name="f13" draw:formula="0 * ?f5 / 2191319"/>
            <draw:equation draw:name="f14" draw:formula="2191319 * ?f5 / 2191319"/>
            <draw:equation draw:name="f15" draw:formula="715236 * ?f4 / 71523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42" draw:style-name="gr16" draw:text-style-name="P3" draw:layer="layout" svg:width="3cm" svg:height="0.7cm" svg:x="8cm" svg:y="12.3cm">
          <text:p text:style-name="P2"><text:span text:style-name="T1">Children's room</text:span></text:p>
          <draw:enhanced-geometry svg:viewBox="0 0 1587007 588623" draw:text-areas="?f21 ?f17 ?f22 ?f23" draw:glue-points="?f16 ?f17 ?f18 ?f19 ?f16 ?f20 ?f21 ?f19 ?f21 ?f17 ?f18 ?f17 ?f18 ?f20 ?f21 ?f20 ?f21 ?f17" draw:type="non-primitive" draw:enhanced-path="M 0 0 L 1587007 0 1587007 588623 0 588623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87007"/>
            <draw:equation draw:name="f7" draw:formula="?f4 / 588623"/>
            <draw:equation draw:name="f8" draw:formula="793503 * ?f5 / 1587007"/>
            <draw:equation draw:name="f9" draw:formula="0 * ?f4 / 588623"/>
            <draw:equation draw:name="f10" draw:formula="1587005 * ?f5 / 1587007"/>
            <draw:equation draw:name="f11" draw:formula="294313 * ?f4 / 588623"/>
            <draw:equation draw:name="f12" draw:formula="588626 * ?f4 / 588623"/>
            <draw:equation draw:name="f13" draw:formula="0 * ?f5 / 1587007"/>
            <draw:equation draw:name="f14" draw:formula="1587007 * ?f5 / 1587007"/>
            <draw:equation draw:name="f15" draw:formula="588623 * ?f4 / 588623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17" draw:style-name="gr24" draw:text-style-name="P1" draw:layer="layout" svg:width="1.663cm" svg:height="1.436cm" svg:x="12.991cm" svg:y="7.528cm">
          <text:p/>
          <draw:enhanced-geometry svg:viewBox="0 0 2871303 715236" draw:mirror-horizontal="true" draw:text-areas="?f21 ?f17 ?f22 ?f23" draw:glue-points="?f16 ?f17 ?f18 ?f19 ?f16 ?f20 ?f21 ?f19" draw:type="non-primitive" draw:enhanced-path="M 2871303 0 L 2871303 659919 0 659919 0 715236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1303"/>
            <draw:equation draw:name="f7" draw:formula="?f4 / 715236"/>
            <draw:equation draw:name="f8" draw:formula="1435654 * ?f5 / 2871303"/>
            <draw:equation draw:name="f9" draw:formula="0 * ?f4 / 715236"/>
            <draw:equation draw:name="f10" draw:formula="2871307 * ?f5 / 2871303"/>
            <draw:equation draw:name="f11" draw:formula="357617 * ?f4 / 715236"/>
            <draw:equation draw:name="f12" draw:formula="715234 * ?f4 / 715236"/>
            <draw:equation draw:name="f13" draw:formula="0 * ?f5 / 2871303"/>
            <draw:equation draw:name="f14" draw:formula="2871303 * ?f5 / 2871303"/>
            <draw:equation draw:name="f15" draw:formula="715236 * ?f4 / 71523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40" draw:style-name="gr16" draw:text-style-name="P3" draw:layer="layout" svg:width="1.549cm" svg:height="0.688cm" svg:x="13.4cm" svg:y="8.5cm">
          <text:p text:style-name="P2"><text:span text:style-name="T1">Lego</text:span></text:p>
          <draw:enhanced-geometry svg:viewBox="0 0 1088832 403655" draw:text-areas="?f21 ?f17 ?f22 ?f23" draw:glue-points="?f16 ?f17 ?f18 ?f19 ?f16 ?f20 ?f21 ?f19 ?f21 ?f17 ?f18 ?f17 ?f18 ?f20 ?f21 ?f20 ?f21 ?f17" draw:type="non-primitive" draw:enhanced-path="M 0 0 L 1088832 0 1088832 403655 0 403655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8832"/>
            <draw:equation draw:name="f7" draw:formula="?f4 / 403655"/>
            <draw:equation draw:name="f8" draw:formula="544415 * ?f5 / 1088832"/>
            <draw:equation draw:name="f9" draw:formula="0 * ?f4 / 403655"/>
            <draw:equation draw:name="f10" draw:formula="1088830 * ?f5 / 1088832"/>
            <draw:equation draw:name="f11" draw:formula="201826 * ?f4 / 403655"/>
            <draw:equation draw:name="f12" draw:formula="403652 * ?f4 / 403655"/>
            <draw:equation draw:name="f13" draw:formula="0 * ?f5 / 1088832"/>
            <draw:equation draw:name="f14" draw:formula="1088832 * ?f5 / 1088832"/>
            <draw:equation draw:name="f15" draw:formula="403655 * ?f4 / 40365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17" draw:style-name="gr25" draw:text-style-name="P1" draw:layer="layout" svg:width="1.7cm" svg:height="1.5cm" svg:x="11.3cm" svg:y="7.464cm">
          <text:p/>
          <draw:enhanced-geometry svg:viewBox="0 0 2871303 715236" draw:text-areas="?f21 ?f17 ?f22 ?f23" draw:glue-points="?f16 ?f17 ?f18 ?f19 ?f16 ?f20 ?f21 ?f19" draw:type="non-primitive" draw:enhanced-path="M 2871303 0 L 2871303 659919 0 659919 0 715236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71303"/>
            <draw:equation draw:name="f7" draw:formula="?f4 / 715236"/>
            <draw:equation draw:name="f8" draw:formula="1435654 * ?f5 / 2871303"/>
            <draw:equation draw:name="f9" draw:formula="0 * ?f4 / 715236"/>
            <draw:equation draw:name="f10" draw:formula="2871307 * ?f5 / 2871303"/>
            <draw:equation draw:name="f11" draw:formula="357617 * ?f4 / 715236"/>
            <draw:equation draw:name="f12" draw:formula="715234 * ?f4 / 715236"/>
            <draw:equation draw:name="f13" draw:formula="0 * ?f5 / 2871303"/>
            <draw:equation draw:name="f14" draw:formula="2871303 * ?f5 / 2871303"/>
            <draw:equation draw:name="f15" draw:formula="715236 * ?f4 / 71523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40" draw:style-name="gr16" draw:text-style-name="P3" draw:layer="layout" svg:width="1.549cm" svg:height="0.688cm" svg:x="10.851cm" svg:y="8.412cm">
          <text:p text:style-name="P2"><text:span text:style-name="T1">blocks</text:span></text:p>
          <draw:enhanced-geometry svg:viewBox="0 0 1088832 403655" draw:text-areas="?f21 ?f17 ?f22 ?f23" draw:glue-points="?f16 ?f17 ?f18 ?f19 ?f16 ?f20 ?f21 ?f19 ?f21 ?f17 ?f18 ?f17 ?f18 ?f20 ?f21 ?f20 ?f21 ?f17" draw:type="non-primitive" draw:enhanced-path="M 0 0 L 1088832 0 1088832 403655 0 403655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8832"/>
            <draw:equation draw:name="f7" draw:formula="?f4 / 403655"/>
            <draw:equation draw:name="f8" draw:formula="544415 * ?f5 / 1088832"/>
            <draw:equation draw:name="f9" draw:formula="0 * ?f4 / 403655"/>
            <draw:equation draw:name="f10" draw:formula="1088830 * ?f5 / 1088832"/>
            <draw:equation draw:name="f11" draw:formula="201826 * ?f4 / 403655"/>
            <draw:equation draw:name="f12" draw:formula="403652 * ?f4 / 403655"/>
            <draw:equation draw:name="f13" draw:formula="0 * ?f5 / 1088832"/>
            <draw:equation draw:name="f14" draw:formula="1088832 * ?f5 / 1088832"/>
            <draw:equation draw:name="f15" draw:formula="403655 * ?f4 / 40365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3" draw:style-name="gr26" draw:text-style-name="P1" draw:layer="layout" svg:width="0.294cm" svg:height="1.5cm" svg:x="5.731cm" svg:y="11.772cm">
          <text:p/>
          <draw:enhanced-geometry svg:viewBox="0 0 105002 856977" draw:text-areas="?f21 ?f17 ?f22 ?f23" draw:glue-points="?f16 ?f17 ?f18 ?f19 ?f16 ?f20 ?f21 ?f19" draw:type="non-primitive" draw:enhanced-path="M 0 0 L 0 856977 105002 856977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5002"/>
            <draw:equation draw:name="f7" draw:formula="?f4 / 856977"/>
            <draw:equation draw:name="f8" draw:formula="52500 * ?f5 / 105002"/>
            <draw:equation draw:name="f9" draw:formula="0 * ?f4 / 856977"/>
            <draw:equation draw:name="f10" draw:formula="105000 * ?f5 / 105002"/>
            <draw:equation draw:name="f11" draw:formula="428488 * ?f4 / 856977"/>
            <draw:equation draw:name="f12" draw:formula="856975 * ?f4 / 856977"/>
            <draw:equation draw:name="f13" draw:formula="0 * ?f5 / 105002"/>
            <draw:equation draw:name="f14" draw:formula="105002 * ?f5 / 105002"/>
            <draw:equation draw:name="f15" draw:formula="856977 * ?f4 / 856977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40" draw:style-name="gr19" draw:text-style-name="P3" draw:layer="layout" svg:width="1.549cm" svg:height="0.688cm" svg:x="6.044cm" svg:y="12.972cm">
          <text:p text:style-name="P2"><text:span text:style-name="T1">Lego</text:span></text:p>
          <draw:enhanced-geometry svg:viewBox="0 0 1088832 403655" draw:text-areas="?f21 ?f17 ?f22 ?f23" draw:glue-points="?f16 ?f17 ?f18 ?f19 ?f16 ?f20 ?f21 ?f19 ?f21 ?f17 ?f18 ?f17 ?f18 ?f20 ?f21 ?f20 ?f21 ?f17" draw:type="non-primitive" draw:enhanced-path="M 0 0 L 1088832 0 1088832 403655 0 403655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88832"/>
            <draw:equation draw:name="f7" draw:formula="?f4 / 403655"/>
            <draw:equation draw:name="f8" draw:formula="544415 * ?f5 / 1088832"/>
            <draw:equation draw:name="f9" draw:formula="0 * ?f4 / 403655"/>
            <draw:equation draw:name="f10" draw:formula="1088830 * ?f5 / 1088832"/>
            <draw:equation draw:name="f11" draw:formula="201826 * ?f4 / 403655"/>
            <draw:equation draw:name="f12" draw:formula="403652 * ?f4 / 403655"/>
            <draw:equation draw:name="f13" draw:formula="0 * ?f5 / 1088832"/>
            <draw:equation draw:name="f14" draw:formula="1088832 * ?f5 / 1088832"/>
            <draw:equation draw:name="f15" draw:formula="403655 * ?f4 / 403655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14" draw:style-name="gr9" draw:text-style-name="P1" draw:layer="layout" svg:width="0.9cm" svg:height="1.134cm" svg:x="18.4cm" svg:y="11.766cm">
          <text:p/>
          <draw:enhanced-geometry svg:viewBox="0 0 2347152 405117" draw:text-areas="?f21 ?f17 ?f22 ?f23" draw:glue-points="?f16 ?f17 ?f18 ?f19 ?f16 ?f20 ?f21 ?f19" draw:type="non-primitive" draw:enhanced-path="M 2347152 0 L 2347152 349799 0 349799 0 405117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7152"/>
            <draw:equation draw:name="f7" draw:formula="?f4 / 405117"/>
            <draw:equation draw:name="f8" draw:formula="1173578 * ?f5 / 2347152"/>
            <draw:equation draw:name="f9" draw:formula="0 * ?f4 / 405117"/>
            <draw:equation draw:name="f10" draw:formula="2347155 * ?f5 / 2347152"/>
            <draw:equation draw:name="f11" draw:formula="202558 * ?f4 / 405117"/>
            <draw:equation draw:name="f12" draw:formula="405115 * ?f4 / 405117"/>
            <draw:equation draw:name="f13" draw:formula="0 * ?f5 / 2347152"/>
            <draw:equation draw:name="f14" draw:formula="2347152 * ?f5 / 2347152"/>
            <draw:equation draw:name="f15" draw:formula="405117 * ?f4 / 405117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30" draw:style-name="gr16" draw:text-style-name="P3" draw:layer="layout" svg:width="1.312cm" svg:height="0.735cm" svg:x="17.488cm" svg:y="12.4cm">
          <text:p text:style-name="P2"><text:span text:style-name="T1">lerpz</text:span></text:p>
          <draw:enhanced-geometry svg:viewBox="0 0 1587007 588623" draw:text-areas="?f21 ?f17 ?f22 ?f23" draw:glue-points="?f16 ?f17 ?f18 ?f19 ?f16 ?f20 ?f21 ?f19 ?f21 ?f17 ?f18 ?f17 ?f18 ?f20 ?f21 ?f20 ?f21 ?f17" draw:type="non-primitive" draw:enhanced-path="M 0 0 L 1587007 0 1587007 588623 0 588623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87007"/>
            <draw:equation draw:name="f7" draw:formula="?f4 / 588623"/>
            <draw:equation draw:name="f8" draw:formula="793503 * ?f5 / 1587007"/>
            <draw:equation draw:name="f9" draw:formula="0 * ?f4 / 588623"/>
            <draw:equation draw:name="f10" draw:formula="1587005 * ?f5 / 1587007"/>
            <draw:equation draw:name="f11" draw:formula="294313 * ?f4 / 588623"/>
            <draw:equation draw:name="f12" draw:formula="588626 * ?f4 / 588623"/>
            <draw:equation draw:name="f13" draw:formula="0 * ?f5 / 1587007"/>
            <draw:equation draw:name="f14" draw:formula="1587007 * ?f5 / 1587007"/>
            <draw:equation draw:name="f15" draw:formula="588623 * ?f4 / 588623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14" draw:style-name="gr9" draw:text-style-name="P1" draw:layer="layout" svg:width="0.9cm" svg:height="1.134cm" svg:x="18.4cm" svg:y="12.666cm">
          <text:p/>
          <draw:enhanced-geometry svg:viewBox="0 0 2347152 405117" draw:text-areas="?f21 ?f17 ?f22 ?f23" draw:glue-points="?f16 ?f17 ?f18 ?f19 ?f16 ?f20 ?f21 ?f19" draw:type="non-primitive" draw:enhanced-path="M 2347152 0 L 2347152 349799 0 349799 0 405117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7152"/>
            <draw:equation draw:name="f7" draw:formula="?f4 / 405117"/>
            <draw:equation draw:name="f8" draw:formula="1173578 * ?f5 / 2347152"/>
            <draw:equation draw:name="f9" draw:formula="0 * ?f4 / 405117"/>
            <draw:equation draw:name="f10" draw:formula="2347155 * ?f5 / 2347152"/>
            <draw:equation draw:name="f11" draw:formula="202558 * ?f4 / 405117"/>
            <draw:equation draw:name="f12" draw:formula="405115 * ?f4 / 405117"/>
            <draw:equation draw:name="f13" draw:formula="0 * ?f5 / 2347152"/>
            <draw:equation draw:name="f14" draw:formula="2347152 * ?f5 / 2347152"/>
            <draw:equation draw:name="f15" draw:formula="405117 * ?f4 / 405117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28" draw:style-name="gr16" draw:text-style-name="P3" draw:layer="layout" svg:width="2.325cm" svg:height="0.746cm" svg:x="16.5cm" svg:y="13.254cm">
          <text:p text:style-name="P2"><text:span text:style-name="T1">childroom</text:span></text:p>
          <draw:enhanced-geometry svg:viewBox="0 0 1587007 588623" draw:text-areas="?f21 ?f17 ?f22 ?f23" draw:glue-points="?f16 ?f17 ?f18 ?f19 ?f16 ?f20 ?f21 ?f19 ?f21 ?f17 ?f18 ?f17 ?f18 ?f20 ?f21 ?f20 ?f21 ?f17" draw:type="non-primitive" draw:enhanced-path="M 0 0 L 1587007 0 1587007 588623 0 588623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87007"/>
            <draw:equation draw:name="f7" draw:formula="?f4 / 588623"/>
            <draw:equation draw:name="f8" draw:formula="793503 * ?f5 / 1587007"/>
            <draw:equation draw:name="f9" draw:formula="0 * ?f4 / 588623"/>
            <draw:equation draw:name="f10" draw:formula="1587005 * ?f5 / 1587007"/>
            <draw:equation draw:name="f11" draw:formula="294313 * ?f4 / 588623"/>
            <draw:equation draw:name="f12" draw:formula="588626 * ?f4 / 588623"/>
            <draw:equation draw:name="f13" draw:formula="0 * ?f5 / 1587007"/>
            <draw:equation draw:name="f14" draw:formula="1587007 * ?f5 / 1587007"/>
            <draw:equation draw:name="f15" draw:formula="588623 * ?f4 / 588623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19" draw:style-name="gr27" draw:text-style-name="P1" draw:layer="layout" svg:width="0.011cm" svg:height="1.254cm" svg:x="2.589cm" svg:y="4.246cm">
          <text:p/>
          <draw:enhanced-geometry svg:viewBox="0 0 2734677 91440" draw:text-areas="?f19 ?f15 ?f16 ?f18" draw:glue-points="?f14 ?f15 ?f16 ?f17 ?f14 ?f18 ?f19 ?f17" draw:type="non-primitive" draw:enhanced-path="M 2734677 45720 L 2734677 116489 0 116489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34677"/>
            <draw:equation draw:name="f7" draw:formula="?f4 / 91440"/>
            <draw:equation draw:name="f8" draw:formula="1367339 * ?f5 / 2734677"/>
            <draw:equation draw:name="f9" draw:formula="0 * ?f4 / 91440"/>
            <draw:equation draw:name="f10" draw:formula="2734677 * ?f5 / 2734677"/>
            <draw:equation draw:name="f11" draw:formula="45720 * ?f4 / 91440"/>
            <draw:equation draw:name="f12" draw:formula="91440 * ?f4 / 91440"/>
            <draw:equation draw:name="f13" draw:formula="0 * ?f5 / 2734677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</draw:enhanced-geometry>
        </draw:custom-shape>
        <draw:custom-shape draw:name="Freihandform 22" draw:style-name="gr14" draw:text-style-name="P3" draw:layer="layout" svg:width="2.3cm" svg:height="0.8cm" svg:x="1.1cm" svg:y="5.3cm">
          <text:p text:style-name="P2"><text:span text:style-name="T1">animations</text:span></text:p>
          <draw:enhanced-geometry svg:viewBox="0 0 757998 363153" draw:text-areas="?f20 ?f16 ?f21 ?f19" draw:glue-points="?f15 ?f16 ?f17 ?f18 ?f15 ?f19 ?f20 ?f18 ?f20 ?f16 ?f17 ?f16 ?f17 ?f19 ?f20 ?f19 ?f20 ?f16" draw:type="non-primitive" draw:enhanced-path="M 0 0 L 757998 0 757998 363153 0 363153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7998"/>
            <draw:equation draw:name="f7" draw:formula="?f4 / 363153"/>
            <draw:equation draw:name="f8" draw:formula="379001 * ?f5 / 757998"/>
            <draw:equation draw:name="f9" draw:formula="0 * ?f4 / 363153"/>
            <draw:equation draw:name="f10" draw:formula="758001 * ?f5 / 757998"/>
            <draw:equation draw:name="f11" draw:formula="181577 * ?f4 / 363153"/>
            <draw:equation draw:name="f12" draw:formula="363153 * ?f4 / 363153"/>
            <draw:equation draw:name="f13" draw:formula="0 * ?f5 / 757998"/>
            <draw:equation draw:name="f14" draw:formula="757998 * ?f5 / 757998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7"/>
            <draw:equation draw:name="f20" draw:formula="?f13 / ?f6"/>
            <draw:equation draw:name="f21" draw:formula="?f14 / ?f6"/>
          </draw:enhanced-geometry>
        </draw:custom-shape>
        <draw:custom-shape draw:name="Freihandform 19" draw:style-name="gr27" draw:text-style-name="P1" draw:layer="layout" svg:width="0.011cm" svg:height="1.254cm" svg:x="4.8cm" svg:y="4.246cm">
          <text:p/>
          <draw:enhanced-geometry svg:viewBox="0 0 2734677 91440" draw:text-areas="?f19 ?f15 ?f16 ?f18" draw:glue-points="?f14 ?f15 ?f16 ?f17 ?f14 ?f18 ?f19 ?f17" draw:type="non-primitive" draw:enhanced-path="M 2734677 45720 L 2734677 116489 0 116489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34677"/>
            <draw:equation draw:name="f7" draw:formula="?f4 / 91440"/>
            <draw:equation draw:name="f8" draw:formula="1367339 * ?f5 / 2734677"/>
            <draw:equation draw:name="f9" draw:formula="0 * ?f4 / 91440"/>
            <draw:equation draw:name="f10" draw:formula="2734677 * ?f5 / 2734677"/>
            <draw:equation draw:name="f11" draw:formula="45720 * ?f4 / 91440"/>
            <draw:equation draw:name="f12" draw:formula="91440 * ?f4 / 91440"/>
            <draw:equation draw:name="f13" draw:formula="0 * ?f5 / 2734677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</draw:enhanced-geometry>
        </draw:custom-shape>
        <draw:custom-shape draw:name="Freihandform 24" draw:style-name="gr14" draw:text-style-name="P3" draw:layer="layout" svg:width="2.2cm" svg:height="0.747cm" svg:x="3.7cm" svg:y="5.253cm">
          <text:p text:style-name="P2"><text:span text:style-name="T1">objects</text:span></text:p>
          <draw:enhanced-geometry svg:viewBox="0 0 1587007 588623" draw:text-areas="?f21 ?f17 ?f22 ?f23" draw:glue-points="?f16 ?f17 ?f18 ?f19 ?f16 ?f20 ?f21 ?f19 ?f21 ?f17 ?f18 ?f17 ?f18 ?f20 ?f21 ?f20 ?f21 ?f17" draw:type="non-primitive" draw:enhanced-path="M 0 0 L 1587007 0 1587007 588623 0 588623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87007"/>
            <draw:equation draw:name="f7" draw:formula="?f4 / 588623"/>
            <draw:equation draw:name="f8" draw:formula="793503 * ?f5 / 1587007"/>
            <draw:equation draw:name="f9" draw:formula="0 * ?f4 / 588623"/>
            <draw:equation draw:name="f10" draw:formula="1587005 * ?f5 / 1587007"/>
            <draw:equation draw:name="f11" draw:formula="294313 * ?f4 / 588623"/>
            <draw:equation draw:name="f12" draw:formula="588626 * ?f4 / 588623"/>
            <draw:equation draw:name="f13" draw:formula="0 * ?f5 / 1587007"/>
            <draw:equation draw:name="f14" draw:formula="1587007 * ?f5 / 1587007"/>
            <draw:equation draw:name="f15" draw:formula="588623 * ?f4 / 588623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19" draw:style-name="gr27" draw:text-style-name="P1" draw:layer="layout" svg:width="0.011cm" svg:height="1.254cm" svg:x="8.089cm" svg:y="4.246cm">
          <text:p/>
          <draw:enhanced-geometry svg:viewBox="0 0 2734677 91440" draw:text-areas="?f19 ?f15 ?f16 ?f18" draw:glue-points="?f14 ?f15 ?f16 ?f17 ?f14 ?f18 ?f19 ?f17" draw:type="non-primitive" draw:enhanced-path="M 2734677 45720 L 2734677 116489 0 116489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34677"/>
            <draw:equation draw:name="f7" draw:formula="?f4 / 91440"/>
            <draw:equation draw:name="f8" draw:formula="1367339 * ?f5 / 2734677"/>
            <draw:equation draw:name="f9" draw:formula="0 * ?f4 / 91440"/>
            <draw:equation draw:name="f10" draw:formula="2734677 * ?f5 / 2734677"/>
            <draw:equation draw:name="f11" draw:formula="45720 * ?f4 / 91440"/>
            <draw:equation draw:name="f12" draw:formula="91440 * ?f4 / 91440"/>
            <draw:equation draw:name="f13" draw:formula="0 * ?f5 / 2734677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</draw:enhanced-geometry>
        </draw:custom-shape>
        <draw:custom-shape draw:name="Freihandform 22" draw:style-name="gr14" draw:text-style-name="P3" draw:layer="layout" svg:width="3.3cm" svg:height="0.819cm" svg:x="6.4cm" svg:y="5.3cm">
          <text:p text:style-name="P2"><text:span text:style-name="T1">physic materials</text:span></text:p>
          <draw:enhanced-geometry svg:viewBox="0 0 757998 363153" draw:text-areas="?f20 ?f16 ?f21 ?f19" draw:glue-points="?f15 ?f16 ?f17 ?f18 ?f15 ?f19 ?f20 ?f18 ?f20 ?f16 ?f17 ?f16 ?f17 ?f19 ?f20 ?f19 ?f20 ?f16" draw:type="non-primitive" draw:enhanced-path="M 0 0 L 757998 0 757998 363153 0 363153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7998"/>
            <draw:equation draw:name="f7" draw:formula="?f4 / 363153"/>
            <draw:equation draw:name="f8" draw:formula="379001 * ?f5 / 757998"/>
            <draw:equation draw:name="f9" draw:formula="0 * ?f4 / 363153"/>
            <draw:equation draw:name="f10" draw:formula="758001 * ?f5 / 757998"/>
            <draw:equation draw:name="f11" draw:formula="181577 * ?f4 / 363153"/>
            <draw:equation draw:name="f12" draw:formula="363153 * ?f4 / 363153"/>
            <draw:equation draw:name="f13" draw:formula="0 * ?f5 / 757998"/>
            <draw:equation draw:name="f14" draw:formula="757998 * ?f5 / 757998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7"/>
            <draw:equation draw:name="f20" draw:formula="?f13 / ?f6"/>
            <draw:equation draw:name="f21" draw:formula="?f14 / ?f6"/>
          </draw:enhanced-geometry>
        </draw:custom-shape>
        <draw:custom-shape draw:name="Freihandform 19" draw:style-name="gr27" draw:text-style-name="P1" draw:layer="layout" svg:width="0.011cm" svg:height="1.254cm" svg:x="10.789cm" svg:y="4.246cm">
          <text:p/>
          <draw:enhanced-geometry svg:viewBox="0 0 2734677 91440" draw:text-areas="?f19 ?f15 ?f16 ?f18" draw:glue-points="?f14 ?f15 ?f16 ?f17 ?f14 ?f18 ?f19 ?f17" draw:type="non-primitive" draw:enhanced-path="M 2734677 45720 L 2734677 116489 0 116489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34677"/>
            <draw:equation draw:name="f7" draw:formula="?f4 / 91440"/>
            <draw:equation draw:name="f8" draw:formula="1367339 * ?f5 / 2734677"/>
            <draw:equation draw:name="f9" draw:formula="0 * ?f4 / 91440"/>
            <draw:equation draw:name="f10" draw:formula="2734677 * ?f5 / 2734677"/>
            <draw:equation draw:name="f11" draw:formula="45720 * ?f4 / 91440"/>
            <draw:equation draw:name="f12" draw:formula="91440 * ?f4 / 91440"/>
            <draw:equation draw:name="f13" draw:formula="0 * ?f5 / 2734677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</draw:enhanced-geometry>
        </draw:custom-shape>
        <draw:custom-shape draw:name="Freihandform 19" draw:style-name="gr27" draw:text-style-name="P1" draw:layer="layout" svg:width="0.011cm" svg:height="1.254cm" svg:x="12.889cm" svg:y="4.3cm">
          <text:p/>
          <draw:enhanced-geometry svg:viewBox="0 0 2734677 91440" draw:text-areas="?f19 ?f15 ?f16 ?f18" draw:glue-points="?f14 ?f15 ?f16 ?f17 ?f14 ?f18 ?f19 ?f17" draw:type="non-primitive" draw:enhanced-path="M 2734677 45720 L 2734677 116489 0 116489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34677"/>
            <draw:equation draw:name="f7" draw:formula="?f4 / 91440"/>
            <draw:equation draw:name="f8" draw:formula="1367339 * ?f5 / 2734677"/>
            <draw:equation draw:name="f9" draw:formula="0 * ?f4 / 91440"/>
            <draw:equation draw:name="f10" draw:formula="2734677 * ?f5 / 2734677"/>
            <draw:equation draw:name="f11" draw:formula="45720 * ?f4 / 91440"/>
            <draw:equation draw:name="f12" draw:formula="91440 * ?f4 / 91440"/>
            <draw:equation draw:name="f13" draw:formula="0 * ?f5 / 2734677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</draw:enhanced-geometry>
        </draw:custom-shape>
        <draw:custom-shape draw:name="Freihandform 19" draw:style-name="gr27" draw:text-style-name="P1" draw:layer="layout" svg:width="0.011cm" svg:height="1.254cm" svg:x="14.9cm" svg:y="4.246cm">
          <text:p/>
          <draw:enhanced-geometry svg:viewBox="0 0 2734677 91440" draw:text-areas="?f19 ?f15 ?f16 ?f18" draw:glue-points="?f14 ?f15 ?f16 ?f17 ?f14 ?f18 ?f19 ?f17" draw:type="non-primitive" draw:enhanced-path="M 2734677 45720 L 2734677 116489 0 116489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34677"/>
            <draw:equation draw:name="f7" draw:formula="?f4 / 91440"/>
            <draw:equation draw:name="f8" draw:formula="1367339 * ?f5 / 2734677"/>
            <draw:equation draw:name="f9" draw:formula="0 * ?f4 / 91440"/>
            <draw:equation draw:name="f10" draw:formula="2734677 * ?f5 / 2734677"/>
            <draw:equation draw:name="f11" draw:formula="45720 * ?f4 / 91440"/>
            <draw:equation draw:name="f12" draw:formula="91440 * ?f4 / 91440"/>
            <draw:equation draw:name="f13" draw:formula="0 * ?f5 / 2734677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</draw:enhanced-geometry>
        </draw:custom-shape>
        <draw:custom-shape draw:name="Freihandform 19" draw:style-name="gr27" draw:text-style-name="P1" draw:layer="layout" svg:width="0.011cm" svg:height="1.254cm" svg:x="9.5cm" svg:y="9.346cm">
          <text:p/>
          <draw:enhanced-geometry svg:viewBox="0 0 2734677 91440" draw:text-areas="?f19 ?f15 ?f16 ?f18" draw:glue-points="?f14 ?f15 ?f16 ?f17 ?f14 ?f18 ?f19 ?f17" draw:type="non-primitive" draw:enhanced-path="M 2734677 45720 L 2734677 116489 0 116489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34677"/>
            <draw:equation draw:name="f7" draw:formula="?f4 / 91440"/>
            <draw:equation draw:name="f8" draw:formula="1367339 * ?f5 / 2734677"/>
            <draw:equation draw:name="f9" draw:formula="0 * ?f4 / 91440"/>
            <draw:equation draw:name="f10" draw:formula="2734677 * ?f5 / 2734677"/>
            <draw:equation draw:name="f11" draw:formula="45720 * ?f4 / 91440"/>
            <draw:equation draw:name="f12" draw:formula="91440 * ?f4 / 91440"/>
            <draw:equation draw:name="f13" draw:formula="0 * ?f5 / 2734677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</draw:enhanced-geometry>
        </draw:custom-shape>
        <draw:custom-shape draw:name="Freihandform 19" draw:style-name="gr27" draw:text-style-name="P1" draw:layer="layout" svg:width="0.011cm" svg:height="1.254cm" svg:x="11.489cm" svg:y="9.346cm">
          <text:p/>
          <draw:enhanced-geometry svg:viewBox="0 0 2734677 91440" draw:text-areas="?f19 ?f15 ?f16 ?f18" draw:glue-points="?f14 ?f15 ?f16 ?f17 ?f14 ?f18 ?f19 ?f17" draw:type="non-primitive" draw:enhanced-path="M 2734677 45720 L 2734677 116489 0 116489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34677"/>
            <draw:equation draw:name="f7" draw:formula="?f4 / 91440"/>
            <draw:equation draw:name="f8" draw:formula="1367339 * ?f5 / 2734677"/>
            <draw:equation draw:name="f9" draw:formula="0 * ?f4 / 91440"/>
            <draw:equation draw:name="f10" draw:formula="2734677 * ?f5 / 2734677"/>
            <draw:equation draw:name="f11" draw:formula="45720 * ?f4 / 91440"/>
            <draw:equation draw:name="f12" draw:formula="91440 * ?f4 / 91440"/>
            <draw:equation draw:name="f13" draw:formula="0 * ?f5 / 2734677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</draw:enhanced-geometry>
        </draw:custom-shape>
        <draw:custom-shape draw:name="Freihandform 19" draw:style-name="gr27" draw:text-style-name="P1" draw:layer="layout" svg:width="0.011cm" svg:height="1.254cm" svg:x="13.489cm" svg:y="9.4cm">
          <text:p/>
          <draw:enhanced-geometry svg:viewBox="0 0 2734677 91440" draw:text-areas="?f19 ?f15 ?f16 ?f18" draw:glue-points="?f14 ?f15 ?f16 ?f17 ?f14 ?f18 ?f19 ?f17" draw:type="non-primitive" draw:enhanced-path="M 2734677 45720 L 2734677 116489 0 116489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34677"/>
            <draw:equation draw:name="f7" draw:formula="?f4 / 91440"/>
            <draw:equation draw:name="f8" draw:formula="1367339 * ?f5 / 2734677"/>
            <draw:equation draw:name="f9" draw:formula="0 * ?f4 / 91440"/>
            <draw:equation draw:name="f10" draw:formula="2734677 * ?f5 / 2734677"/>
            <draw:equation draw:name="f11" draw:formula="45720 * ?f4 / 91440"/>
            <draw:equation draw:name="f12" draw:formula="91440 * ?f4 / 91440"/>
            <draw:equation draw:name="f13" draw:formula="0 * ?f5 / 2734677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</draw:enhanced-geometry>
        </draw:custom-shape>
        <draw:custom-shape draw:name="Freihandform 19" draw:style-name="gr27" draw:text-style-name="P1" draw:layer="layout" svg:width="0.011cm" svg:height="1.254cm" svg:x="19cm" svg:y="9.4cm">
          <text:p/>
          <draw:enhanced-geometry svg:viewBox="0 0 2734677 91440" draw:text-areas="?f19 ?f15 ?f16 ?f18" draw:glue-points="?f14 ?f15 ?f16 ?f17 ?f14 ?f18 ?f19 ?f17" draw:type="non-primitive" draw:enhanced-path="M 2734677 45720 L 2734677 116489 0 116489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734677"/>
            <draw:equation draw:name="f7" draw:formula="?f4 / 91440"/>
            <draw:equation draw:name="f8" draw:formula="1367339 * ?f5 / 2734677"/>
            <draw:equation draw:name="f9" draw:formula="0 * ?f4 / 91440"/>
            <draw:equation draw:name="f10" draw:formula="2734677 * ?f5 / 2734677"/>
            <draw:equation draw:name="f11" draw:formula="45720 * ?f4 / 91440"/>
            <draw:equation draw:name="f12" draw:formula="91440 * ?f4 / 91440"/>
            <draw:equation draw:name="f13" draw:formula="0 * ?f5 / 2734677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7"/>
            <draw:equation draw:name="f19" draw:formula="?f13 / ?f6"/>
          </draw:enhanced-geometry>
        </draw:custom-shape>
        <draw:custom-shape draw:name="Freihandform 22" draw:style-name="gr14" draw:text-style-name="P3" draw:layer="layout" svg:width="2cm" svg:height="0.819cm" svg:x="9.8cm" svg:y="5.3cm">
          <text:p text:style-name="P2"><text:span text:style-name="T1">Plugins</text:span></text:p>
          <draw:enhanced-geometry svg:viewBox="0 0 757998 363153" draw:text-areas="?f20 ?f16 ?f21 ?f19" draw:glue-points="?f15 ?f16 ?f17 ?f18 ?f15 ?f19 ?f20 ?f18 ?f20 ?f16 ?f17 ?f16 ?f17 ?f19 ?f20 ?f19 ?f20 ?f16" draw:type="non-primitive" draw:enhanced-path="M 0 0 L 757998 0 757998 363153 0 363153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7998"/>
            <draw:equation draw:name="f7" draw:formula="?f4 / 363153"/>
            <draw:equation draw:name="f8" draw:formula="379001 * ?f5 / 757998"/>
            <draw:equation draw:name="f9" draw:formula="0 * ?f4 / 363153"/>
            <draw:equation draw:name="f10" draw:formula="758001 * ?f5 / 757998"/>
            <draw:equation draw:name="f11" draw:formula="181577 * ?f4 / 363153"/>
            <draw:equation draw:name="f12" draw:formula="363153 * ?f4 / 363153"/>
            <draw:equation draw:name="f13" draw:formula="0 * ?f5 / 757998"/>
            <draw:equation draw:name="f14" draw:formula="757998 * ?f5 / 757998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7"/>
            <draw:equation draw:name="f20" draw:formula="?f13 / ?f6"/>
            <draw:equation draw:name="f21" draw:formula="?f14 / ?f6"/>
          </draw:enhanced-geometry>
        </draw:custom-shape>
        <draw:custom-shape draw:name="Freihandform 22" draw:style-name="gr14" draw:text-style-name="P3" draw:layer="layout" svg:width="2.1cm" svg:height="0.819cm" svg:x="11.8cm" svg:y="5.3cm">
          <text:p text:style-name="P2"><text:span text:style-name="T1">prefab</text:span></text:p>
          <draw:enhanced-geometry svg:viewBox="0 0 757998 363153" draw:text-areas="?f20 ?f16 ?f21 ?f19" draw:glue-points="?f15 ?f16 ?f17 ?f18 ?f15 ?f19 ?f20 ?f18 ?f20 ?f16 ?f17 ?f16 ?f17 ?f19 ?f20 ?f19 ?f20 ?f16" draw:type="non-primitive" draw:enhanced-path="M 0 0 L 757998 0 757998 363153 0 363153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7998"/>
            <draw:equation draw:name="f7" draw:formula="?f4 / 363153"/>
            <draw:equation draw:name="f8" draw:formula="379001 * ?f5 / 757998"/>
            <draw:equation draw:name="f9" draw:formula="0 * ?f4 / 363153"/>
            <draw:equation draw:name="f10" draw:formula="758001 * ?f5 / 757998"/>
            <draw:equation draw:name="f11" draw:formula="181577 * ?f4 / 363153"/>
            <draw:equation draw:name="f12" draw:formula="363153 * ?f4 / 363153"/>
            <draw:equation draw:name="f13" draw:formula="0 * ?f5 / 757998"/>
            <draw:equation draw:name="f14" draw:formula="757998 * ?f5 / 757998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7"/>
            <draw:equation draw:name="f20" draw:formula="?f13 / ?f6"/>
            <draw:equation draw:name="f21" draw:formula="?f14 / ?f6"/>
          </draw:enhanced-geometry>
        </draw:custom-shape>
        <draw:custom-shape draw:name="Freihandform 22" draw:style-name="gr14" draw:text-style-name="P3" draw:layer="layout" svg:width="2.2cm" svg:height="0.8cm" svg:x="13.9cm" svg:y="5.3cm">
          <text:p text:style-name="P2"><text:span text:style-name="T1">Resources</text:span></text:p>
          <draw:enhanced-geometry svg:viewBox="0 0 757998 363153" draw:text-areas="?f20 ?f16 ?f21 ?f19" draw:glue-points="?f15 ?f16 ?f17 ?f18 ?f15 ?f19 ?f20 ?f18 ?f20 ?f16 ?f17 ?f16 ?f17 ?f19 ?f20 ?f19 ?f20 ?f16" draw:type="non-primitive" draw:enhanced-path="M 0 0 L 757998 0 757998 363153 0 363153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7998"/>
            <draw:equation draw:name="f7" draw:formula="?f4 / 363153"/>
            <draw:equation draw:name="f8" draw:formula="379001 * ?f5 / 757998"/>
            <draw:equation draw:name="f9" draw:formula="0 * ?f4 / 363153"/>
            <draw:equation draw:name="f10" draw:formula="758001 * ?f5 / 757998"/>
            <draw:equation draw:name="f11" draw:formula="181577 * ?f4 / 363153"/>
            <draw:equation draw:name="f12" draw:formula="363153 * ?f4 / 363153"/>
            <draw:equation draw:name="f13" draw:formula="0 * ?f5 / 757998"/>
            <draw:equation draw:name="f14" draw:formula="757998 * ?f5 / 757998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7"/>
            <draw:equation draw:name="f20" draw:formula="?f13 / ?f6"/>
            <draw:equation draw:name="f21" draw:formula="?f14 / ?f6"/>
          </draw:enhanced-geometry>
        </draw:custom-shape>
        <draw:custom-shape draw:name="Freihandform 22" draw:style-name="gr14" draw:text-style-name="P3" draw:layer="layout" svg:width="2.064cm" svg:height="0.836cm" svg:x="8.436cm" svg:y="10.4cm">
          <text:p text:style-name="P2"><text:span text:style-name="T1">Scenes</text:span></text:p>
          <draw:enhanced-geometry svg:viewBox="0 0 757998 363153" draw:text-areas="?f20 ?f16 ?f21 ?f19" draw:glue-points="?f15 ?f16 ?f17 ?f18 ?f15 ?f19 ?f20 ?f18 ?f20 ?f16 ?f17 ?f16 ?f17 ?f19 ?f20 ?f19 ?f20 ?f16" draw:type="non-primitive" draw:enhanced-path="M 0 0 L 757998 0 757998 363153 0 363153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7998"/>
            <draw:equation draw:name="f7" draw:formula="?f4 / 363153"/>
            <draw:equation draw:name="f8" draw:formula="379001 * ?f5 / 757998"/>
            <draw:equation draw:name="f9" draw:formula="0 * ?f4 / 363153"/>
            <draw:equation draw:name="f10" draw:formula="758001 * ?f5 / 757998"/>
            <draw:equation draw:name="f11" draw:formula="181577 * ?f4 / 363153"/>
            <draw:equation draw:name="f12" draw:formula="363153 * ?f4 / 363153"/>
            <draw:equation draw:name="f13" draw:formula="0 * ?f5 / 757998"/>
            <draw:equation draw:name="f14" draw:formula="757998 * ?f5 / 757998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7"/>
            <draw:equation draw:name="f20" draw:formula="?f13 / ?f6"/>
            <draw:equation draw:name="f21" draw:formula="?f14 / ?f6"/>
          </draw:enhanced-geometry>
        </draw:custom-shape>
        <draw:custom-shape draw:name="Freihandform 22" draw:style-name="gr14" draw:text-style-name="P3" draw:layer="layout" svg:width="2cm" svg:height="0.8cm" svg:x="12.5cm" svg:y="10.4cm">
          <text:p text:style-name="P2"><text:span text:style-name="T1">Sounds</text:span></text:p>
          <draw:enhanced-geometry svg:viewBox="0 0 757998 363153" draw:text-areas="?f20 ?f16 ?f21 ?f19" draw:glue-points="?f15 ?f16 ?f17 ?f18 ?f15 ?f19 ?f20 ?f18 ?f20 ?f16 ?f17 ?f16 ?f17 ?f19 ?f20 ?f19 ?f20 ?f16" draw:type="non-primitive" draw:enhanced-path="M 0 0 L 757998 0 757998 363153 0 363153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7998"/>
            <draw:equation draw:name="f7" draw:formula="?f4 / 363153"/>
            <draw:equation draw:name="f8" draw:formula="379001 * ?f5 / 757998"/>
            <draw:equation draw:name="f9" draw:formula="0 * ?f4 / 363153"/>
            <draw:equation draw:name="f10" draw:formula="758001 * ?f5 / 757998"/>
            <draw:equation draw:name="f11" draw:formula="181577 * ?f4 / 363153"/>
            <draw:equation draw:name="f12" draw:formula="363153 * ?f4 / 363153"/>
            <draw:equation draw:name="f13" draw:formula="0 * ?f5 / 757998"/>
            <draw:equation draw:name="f14" draw:formula="757998 * ?f5 / 757998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7"/>
            <draw:equation draw:name="f20" draw:formula="?f13 / ?f6"/>
            <draw:equation draw:name="f21" draw:formula="?f14 / ?f6"/>
          </draw:enhanced-geometry>
        </draw:custom-shape>
        <draw:custom-shape draw:name="Freihandform 22" draw:style-name="gr14" draw:text-style-name="P3" draw:layer="layout" svg:width="2cm" svg:height="0.8cm" svg:x="18cm" svg:y="10.4cm">
          <text:p text:style-name="P2"><text:span text:style-name="T1">Textures</text:span></text:p>
          <draw:enhanced-geometry svg:viewBox="0 0 757998 363153" draw:text-areas="?f20 ?f16 ?f21 ?f19" draw:glue-points="?f15 ?f16 ?f17 ?f18 ?f15 ?f19 ?f20 ?f18 ?f20 ?f16 ?f17 ?f16 ?f17 ?f19 ?f20 ?f19 ?f20 ?f16" draw:type="non-primitive" draw:enhanced-path="M 0 0 L 757998 0 757998 363153 0 363153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7998"/>
            <draw:equation draw:name="f7" draw:formula="?f4 / 363153"/>
            <draw:equation draw:name="f8" draw:formula="379001 * ?f5 / 757998"/>
            <draw:equation draw:name="f9" draw:formula="0 * ?f4 / 363153"/>
            <draw:equation draw:name="f10" draw:formula="758001 * ?f5 / 757998"/>
            <draw:equation draw:name="f11" draw:formula="181577 * ?f4 / 363153"/>
            <draw:equation draw:name="f12" draw:formula="363153 * ?f4 / 363153"/>
            <draw:equation draw:name="f13" draw:formula="0 * ?f5 / 757998"/>
            <draw:equation draw:name="f14" draw:formula="757998 * ?f5 / 757998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7"/>
            <draw:equation draw:name="f20" draw:formula="?f13 / ?f6"/>
            <draw:equation draw:name="f21" draw:formula="?f14 / ?f6"/>
          </draw:enhanced-geometry>
        </draw:custom-shape>
        <draw:custom-shape draw:name="Freihandform 22" draw:style-name="gr14" draw:text-style-name="P3" draw:layer="layout" svg:width="2cm" svg:height="0.819cm" svg:x="10.5cm" svg:y="10.4cm">
          <text:p text:style-name="P2"><text:span text:style-name="T1">Scripts</text:span></text:p>
          <draw:enhanced-geometry svg:viewBox="0 0 757998 363153" draw:text-areas="?f20 ?f16 ?f21 ?f19" draw:glue-points="?f15 ?f16 ?f17 ?f18 ?f15 ?f19 ?f20 ?f18 ?f20 ?f16 ?f17 ?f16 ?f17 ?f19 ?f20 ?f19 ?f20 ?f16" draw:type="non-primitive" draw:enhanced-path="M 0 0 L 757998 0 757998 363153 0 363153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57998"/>
            <draw:equation draw:name="f7" draw:formula="?f4 / 363153"/>
            <draw:equation draw:name="f8" draw:formula="379001 * ?f5 / 757998"/>
            <draw:equation draw:name="f9" draw:formula="0 * ?f4 / 363153"/>
            <draw:equation draw:name="f10" draw:formula="758001 * ?f5 / 757998"/>
            <draw:equation draw:name="f11" draw:formula="181577 * ?f4 / 363153"/>
            <draw:equation draw:name="f12" draw:formula="363153 * ?f4 / 363153"/>
            <draw:equation draw:name="f13" draw:formula="0 * ?f5 / 757998"/>
            <draw:equation draw:name="f14" draw:formula="757998 * ?f5 / 757998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7"/>
            <draw:equation draw:name="f20" draw:formula="?f13 / ?f6"/>
            <draw:equation draw:name="f21" draw:formula="?f14 / ?f6"/>
          </draw:enhanced-geometry>
        </draw:custom-shape>
        <draw:custom-shape draw:name="Freihandform 25" draw:style-name="gr17" draw:text-style-name="P5" draw:layer="layout" svg:width="2.937cm" svg:height="0.892cm" svg:x="3.363cm" svg:y="6.008cm">
          <text:p text:style-name="P2"><text:span text:style-name="T2">only folders, no 3D-Objects</text:span></text:p>
          <draw:enhanced-geometry svg:viewBox="0 0 1253114 318628" draw:text-areas="?f21 ?f17 ?f22 ?f23" draw:glue-points="?f16 ?f17 ?f18 ?f19 ?f16 ?f20 ?f21 ?f19 ?f21 ?f17 ?f18 ?f17 ?f18 ?f20 ?f21 ?f20 ?f21 ?f17" draw:type="non-primitive" draw:enhanced-path="M 0 0 L 1253114 0 1253114 318628 0 318628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53114"/>
            <draw:equation draw:name="f7" draw:formula="?f4 / 318628"/>
            <draw:equation draw:name="f8" draw:formula="626556 * ?f5 / 1253114"/>
            <draw:equation draw:name="f9" draw:formula="0 * ?f4 / 318628"/>
            <draw:equation draw:name="f10" draw:formula="1253112 * ?f5 / 1253114"/>
            <draw:equation draw:name="f11" draw:formula="159316 * ?f4 / 318628"/>
            <draw:equation draw:name="f12" draw:formula="318631 * ?f4 / 318628"/>
            <draw:equation draw:name="f13" draw:formula="0 * ?f5 / 1253114"/>
            <draw:equation draw:name="f14" draw:formula="1253114 * ?f5 / 1253114"/>
            <draw:equation draw:name="f15" draw:formula="318628 * ?f4 / 318628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15" draw:style-name="gr28" draw:text-style-name="P1" draw:layer="layout" svg:width="7.1cm" svg:height="0.8cm" svg:x="9.494cm" svg:y="4.154cm">
          <text:p/>
          <draw:enhanced-geometry svg:viewBox="0 0 498728 720286" draw:mirror-horizontal="false" draw:mirror-vertical="false" draw:text-areas="?f21 ?f17 ?f22 ?f23" draw:glue-points="?f16 ?f17 ?f18 ?f19 ?f16 ?f20 ?f21 ?f19" draw:type="non-primitive" draw:enhanced-path="M 0 0 L 0 664969 498728 664969 498728 720286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98728"/>
            <draw:equation draw:name="f7" draw:formula="?f4 / 720286"/>
            <draw:equation draw:name="f8" draw:formula="249366 * ?f5 / 498728"/>
            <draw:equation draw:name="f9" draw:formula="0 * ?f4 / 720286"/>
            <draw:equation draw:name="f10" draw:formula="498732 * ?f5 / 498728"/>
            <draw:equation draw:name="f11" draw:formula="360141 * ?f4 / 720286"/>
            <draw:equation draw:name="f12" draw:formula="720282 * ?f4 / 720286"/>
            <draw:equation draw:name="f13" draw:formula="0 * ?f5 / 498728"/>
            <draw:equation draw:name="f14" draw:formula="498728 * ?f5 / 498728"/>
            <draw:equation draw:name="f15" draw:formula="720286 * ?f4 / 72028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  <draw:custom-shape draw:name="Freihandform 9" draw:style-name="gr29" draw:text-style-name="P1" draw:layer="layout" svg:width="0.001cm" svg:height="5.1cm" svg:x="16.599cm" svg:y="4.9cm">
          <text:p/>
          <draw:enhanced-geometry svg:viewBox="0 0 2191319 715236" draw:text-areas="?f21 ?f17 ?f22 ?f23" draw:glue-points="?f16 ?f17 ?f18 ?f19 ?f16 ?f20 ?f21 ?f19" draw:type="non-primitive" draw:enhanced-path="M 0 0 L 0 659919 2191319 659919 2191319 715236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1319"/>
            <draw:equation draw:name="f7" draw:formula="?f4 / 715236"/>
            <draw:equation draw:name="f8" draw:formula="1095662 * ?f5 / 2191319"/>
            <draw:equation draw:name="f9" draw:formula="0 * ?f4 / 715236"/>
            <draw:equation draw:name="f10" draw:formula="2191323 * ?f5 / 2191319"/>
            <draw:equation draw:name="f11" draw:formula="357617 * ?f4 / 715236"/>
            <draw:equation draw:name="f12" draw:formula="715234 * ?f4 / 715236"/>
            <draw:equation draw:name="f13" draw:formula="0 * ?f5 / 2191319"/>
            <draw:equation draw:name="f14" draw:formula="2191319 * ?f5 / 2191319"/>
            <draw:equation draw:name="f15" draw:formula="715236 * ?f4 / 715236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7"/>
            <draw:equation draw:name="f21" draw:formula="?f13 / ?f6"/>
            <draw:equation draw:name="f22" draw:formula="?f14 / ?f6"/>
            <draw:equation draw:name="f23" draw:formula="?f15 / ?f7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3T09:58:12.56</meta:creation-date>
    <dc:date>2014-01-24T14:06:07.33</dc:date>
    <meta:editing-duration>PT27M26S</meta:editing-duration>
    <meta:editing-cycles>9</meta:editing-cycles>
    <meta:generator>OpenOffice.org/3.4.1$Win32 OpenOffice.org_project/341m1$Build-9593</meta:generator>
    <meta:document-statistic meta:object-count="81"/>
  </office:meta>
</office:document-meta>
</file>